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9023276A7ACD259E55.jpg" manifest:media-type="image/jpeg"/>
  <manifest:file-entry manifest:full-path="Pictures/100002010000078000000438BBC2A0518E73F067.png" manifest:media-type="image/png"/>
  <manifest:file-entry manifest:full-path="Pictures/10000201000001F40000002DBA64C6E8F39B2562.png" manifest:media-type="image/png"/>
  <manifest:file-entry manifest:full-path="Pictures/10000201000005960000002C5F8828A68D30B81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74cm" fo:min-width="2.706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svg:stroke-width="0.159cm" svg:stroke-color="#262626" draw:marker-start-width="0.42cm" draw:marker-end-width="0.42cm" draw:fill="bitmap" draw:fill-color="#729fcf" draw:fill-image-name="IMG_5f_2862_5f_avatar_5f_v3_5f_400x400" draw:opacity="100%" draw:fill-image-width="5.2cm" draw:fill-image-height="5.2cm" style:repeat="no-repeat" draw:fill-image-ref-point-x="0%" draw:fill-image-ref-point-y="0%" draw:fill-image-ref-point="center" draw:tile-repeat-offset="0% vertical" draw:textarea-horizontal-align="justify" draw:textarea-vertical-align="middle" draw:auto-grow-height="false" fo:min-height="7.234cm" fo:min-width="6.984cm" fo:padding-top="0.186cm" fo:padding-bottom="0.186cm" fo:padding-left="0.311cm" fo:padding-right="0.311cm" draw:shadow="hidden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74cm" fo:min-width="2.706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74cm" fo:min-width="2.706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74cm" fo:min-width="2.706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74cm" fo:min-width="2.706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74cm" fo:min-width="2.706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74cm" fo:min-width="2.706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74cm" fo:min-width="2.706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74cm" fo:min-width="2.706cm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56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5.167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fill-color="#ffffff" draw:auto-grow-height="true" fo:min-height="10.001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75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itle2-outline1">
      <style:graphic-properties draw:stroke="none" draw:fill="none" draw:fill-color="#262626" draw:opacity="30%" draw:textarea-horizontal-align="justify" draw:textarea-vertical-align="top" draw:auto-grow-height="false" draw:auto-grow-width="false" draw:fit-to-size="shrink-to-fit" style:shrink-to-fit="true" fo:min-height="9.744cm" fo:min-width="0cm" fo:padding-top="0.127cm" fo:padding-bottom="0.127cm" fo:padding-left="0.254cm" fo:padding-right="0.254cm" fo:wrap-option="wrap" draw:shadow="hidden" draw:shadow-offset-x="0cm" draw:shadow-offset-y="0cm" draw:shadow-color="#808080"/>
    </style:style>
    <style:style style:name="pr6" style:family="presentation" style:parent-style-name="Title2-outline1">
      <style:graphic-properties draw:stroke="none" draw:fill="none" draw:fill-color="#000000" draw:opacity="26%" draw:textarea-horizontal-align="justify" draw:textarea-vertical-align="top" draw:auto-grow-height="false" draw:auto-grow-width="false" draw:fit-to-size="shrink-to-fit" style:shrink-to-fit="true" fo:min-height="9.744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Title2-notes">
      <style:graphic-properties draw:fill-color="#ffffff" draw:auto-grow-height="true" fo:min-height="10.001cm"/>
    </style:style>
    <style:style style:name="pr8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744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296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align="end" fo:text-indent="0cm" style:punctuation-wrap="hanging" style:line-break="strict"/>
      <style:text-properties fo:language="hu" fo:country="HU"/>
    </style:style>
    <style:style style:name="P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language="hu" fo:country="HU"/>
    </style:style>
    <style:style style:name="P3" style:family="paragraph">
      <style:paragraph-properties fo:margin-left="0cm" fo:margin-right="0cm" fo:margin-top="0.352cm" fo:margin-bottom="0cm" fo:line-height="70%" fo:text-align="end" fo:text-indent="0cm" style:punctuation-wrap="hanging" style:line-break="strict"/>
      <style:text-properties fo:language="hu" fo:country="HU"/>
    </style:style>
    <style:style style:name="P4" style:family="paragraph">
      <loext:graphic-properties draw:fill="none" draw:fill-color="#ffffff"/>
      <style:paragraph-properties fo:margin-left="0cm" fo:margin-right="0cm" fo:margin-top="0.352cm" fo:margin-bottom="0cm" fo:line-height="70%" fo:text-align="end" fo:text-indent="0cm" style:punctuation-wrap="hanging" style:line-break="strict" style:writing-mode="lr-tb" style:font-independent-line-spacing="true"/>
      <style:text-properties fo:font-size="24pt" fo:language="hu" fo:country="HU"/>
    </style:style>
    <style:style style:name="P5" style:family="paragraph">
      <loext:graphic-properties draw:fill-color="#ffffff"/>
      <style:text-properties fo:language="hu" fo:country="HU"/>
    </style:style>
    <style:style style:name="P6" style:family="paragraph">
      <style:paragraph-properties fo:margin-left="0cm" fo:margin-right="0cm" fo:text-indent="0cm" style:punctuation-wrap="hanging" style:line-break="strict"/>
      <style:text-properties fo:language="hu" fo:country="HU"/>
    </style:style>
    <style:style style:name="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language="hu" fo:country="HU"/>
    </style:style>
    <style:style style:name="P8" style:family="paragraph">
      <style:paragraph-properties fo:margin-left="0cm" fo:margin-right="0cm" fo:margin-top="0.352cm" fo:margin-bottom="0cm" fo:text-indent="0cm" style:punctuation-wrap="hanging" style:line-break="strict"/>
      <style:text-properties fo:language="hu" fo:country="HU"/>
    </style:style>
    <style:style style:name="P9" style:family="paragraph">
      <loext:graphic-properties draw:fill="none" draw:fill-color="#262626" draw:opacity="30%"/>
      <style:paragraph-properties fo:margin-left="0cm" fo:margin-right="0cm" fo:margin-top="0.352cm" fo:margin-bottom="0cm" fo:text-indent="0cm" style:punctuation-wrap="hanging" style:line-break="strict" style:writing-mode="lr-tb" style:font-independent-line-spacing="true"/>
      <style:text-properties fo:language="hu" fo:country="HU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color="#2c381f" fo:font-size="18pt" fo:language="hu" fo:country="HU"/>
    </style:style>
    <style:style style:name="P11" style:family="paragraph">
      <loext:graphic-properties draw:fill="bitmap" draw:fill-color="#729fcf" draw:fill-image-name="IMG_5f_2862_5f_avatar_5f_v3_5f_400x400" draw:opacity="100%" draw:fill-image-width="5.2cm" draw:fill-image-height="5.2cm" style:repeat="no-repeat" draw:fill-image-ref-point-x="0%" draw:fill-image-ref-point-y="0%" draw:fill-image-ref-point="center" draw:tile-repeat-offset="0% vertical"/>
      <style:paragraph-properties fo:text-align="center"/>
      <style:text-properties fo:language="hu" fo:country="HU"/>
    </style:style>
    <style:style style:name="P12" style:family="paragraph">
      <loext:graphic-properties draw:fill="none" draw:fill-color="#000000" draw:opacity="26%"/>
      <style:paragraph-properties fo:margin-left="0cm" fo:margin-right="0cm" fo:margin-top="0.352cm" fo:margin-bottom="0cm" fo:text-indent="0cm" style:punctuation-wrap="hanging" style:line-break="strict" style:writing-mode="lr-tb" style:font-independent-line-spacing="true"/>
      <style:text-properties style:font-name="Trebuchet MS" fo:language="hu" fo:country="HU"/>
    </style:style>
    <style:style style:name="P13" style:family="paragraph">
      <style:text-properties fo:language="hu" fo:country="HU"/>
    </style:style>
    <style:style style:name="P14" style:family="paragraph">
      <loext:graphic-properties draw:fill="none" draw:fill-color="#ffffff"/>
      <style:paragraph-properties fo:margin-left="0cm" fo:margin-right="0cm" fo:margin-top="0.352cm" fo:margin-bottom="0cm" fo:text-indent="0cm" style:punctuation-wrap="hanging" style:line-break="strict" style:writing-mode="lr-tb" style:font-independent-line-spacing="true"/>
      <style:text-properties fo:language="hu" fo:country="HU"/>
    </style:style>
    <style:style style:name="P15" style:family="paragraph">
      <style:paragraph-properties fo:margin-left="0cm" fo:margin-right="0cm" fo:text-indent="0cm" style:punctuation-wrap="hanging" style:line-break="strict"/>
      <style:text-properties fo:color="#2c381f" fo:language="hu" fo:country="HU"/>
    </style:style>
    <style:style style:name="P16" style:family="paragraph">
      <style:paragraph-properties fo:margin-left="0cm" fo:margin-right="0cm" fo:margin-top="0.352cm" fo:margin-bottom="0cm" fo:line-height="80%" fo:text-indent="0cm" style:punctuation-wrap="hanging" style:line-break="strict"/>
      <style:text-properties fo:language="hu" fo:country="HU"/>
    </style:style>
    <style:style style:name="P17" style:family="paragraph">
      <loext:graphic-properties draw:fill="none" draw:fill-color="#ffffff"/>
      <style:paragraph-properties fo:margin-left="0cm" fo:margin-right="0cm" fo:margin-top="0.352cm" fo:margin-bottom="0cm" fo:line-height="80%" fo:text-indent="0cm" style:punctuation-wrap="hanging" style:line-break="strict" style:writing-mode="lr-tb" style:font-independent-line-spacing="true"/>
      <style:text-properties fo:language="hu" fo:country="HU"/>
    </style:style>
    <style:style style:name="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 fo:language="hu" fo:country="HU"/>
    </style:style>
    <style:style style:name="T1" style:family="text">
      <style:text-properties fo:color="#ffffff" fo:font-size="54pt" fo:language="en" fo:country="US" style:font-size-asian="54pt" style:language-asian="en" style:country-asian="US" style:font-size-complex="54pt" style:language-complex="en" style:country-complex="US"/>
    </style:style>
    <style:style style:name="T2" style:family="text">
      <style:text-properties fo:font-size="33pt" fo:language="en" fo:country="US" fo:font-style="italic" style:font-size-asian="33pt" style:language-asian="en" style:country-asian="US" style:font-style-asian="italic" style:font-size-complex="33pt" style:language-complex="en" style:country-complex="US" style:font-style-complex="italic"/>
    </style:style>
    <style:style style:name="T3" style:family="text">
      <style:text-properties fo:font-size="33pt" fo:language="hu" fo:country="HU" fo:font-style="italic" style:font-size-asian="33pt" style:language-asian="en" style:country-asian="US" style:font-style-asian="italic" style:font-size-complex="33pt" style:language-complex="en" style:country-complex="US" style:font-style-complex="italic"/>
    </style:style>
    <style:style style:name="T4" style:family="text">
      <style:text-properties fo:language="hu" fo:country="HU" style:language-asian="en" style:country-asian="US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2c381f" fo:font-size="36pt" fo:language="en" fo:country="US" style:font-size-asian="36pt" style:language-asian="en" style:country-asian="US" style:font-size-complex="36pt" style:language-complex="en" style:country-complex="US"/>
    </style:style>
    <style:style style:name="T7" style:family="text">
      <style:text-properties style:font-name="Trebuchet MS" fo:font-size="40pt" fo:language="en" fo:country="US" style:font-size-asian="40pt" style:language-asian="en" style:country-asian="US" style:font-size-complex="40pt" style:language-complex="en" style:country-complex="US"/>
    </style:style>
    <style:style style:name="T8" style:family="text">
      <style:text-properties style:font-name="Trebuchet MS" fo:font-size="40pt" fo:language="hu" fo:country="HU" style:font-size-asian="40pt" style:language-asian="en" style:country-asian="US" style:font-size-complex="40pt" style:language-complex="en" style:country-complex="US"/>
    </style:style>
    <style:style style:name="T9" style:family="text">
      <style:text-properties style:font-name="Trebuchet MS" fo:language="en" fo:country="US" style:language-asian="en" style:country-asian="US" style:language-complex="en" style:country-complex="US"/>
    </style:style>
    <style:style style:name="T10" style:family="text">
      <style:text-properties style:font-name="Trebuchet MS" fo:language="hu" fo:country="HU" style:language-asian="en" style:country-asian="US" style:language-complex="en" style:country-complex="US"/>
    </style:style>
    <style:style style:name="T11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12" style:family="text">
      <style:text-properties fo:font-size="22pt" fo:language="hu" fo:country="HU" style:font-size-asian="22pt" style:language-asian="en" style:country-asian="US" style:font-size-complex="22pt" style:language-complex="en" style:country-complex="US"/>
    </style:style>
    <style:style style:name="T13" style:family="text">
      <style:text-properties fo:font-size="19pt" fo:language="en" fo:country="US" fo:font-style="italic" style:font-size-asian="19pt" style:language-asian="en" style:country-asian="US" style:font-style-asian="italic" style:font-size-complex="19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Your Startup Pitch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622cm" svg:height="3.814cm" svg:x="1.892cm" svg:y="7.594cm" presentation:class="title" presentation:user-transformed="true">
          <draw:text-box>
            <text:list text:style-name="L1">
              <text:list-header>
                <text:p text:style-name="P1"><text:span text:style-name="T1">Bio Balance Detector</text:span></text:p>
              </text:list-header>
            </text:list>
          </draw:text-box>
        </draw:frame>
        <draw:frame presentation:style-name="pr2" draw:text-style-name="P4" draw:layer="layout" svg:width="22.622cm" svg:height="5.42cm" svg:x="1.892cm" svg:y="12.206cm" presentation:class="subtitl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Fuchs </text:span><text:span text:style-name="T3">András</text:span></text:p>
                <text:p text:style-name="P3"><text:span text:style-name="T3">Április</text:span><text:span text:style-name="T2">, 2018</text:span></text:p>
                <text:p text:style-name="P3"><text:span text:style-name="T2">Hiventures, Budapest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3cm" svg:x="1.905cm" svg:y="3.174cm" draw:page-number="1" presentation:class="page"/>
          <draw:frame presentation:style-name="pr3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Notes about your presentation" draw:style-name="dp1" draw:master-page-name="Title2" presentation:use-date-time-name="dtd1">
        <office:forms form:automatic-focus="false" form:apply-design-mode="false"/>
        <draw:frame presentation:style-name="pr4" draw:text-style-name="P7" draw:layer="layout" svg:width="26.705cm" svg:height="3.003cm" svg:x="1.891cm" svg:y="2.089cm" presentation:class="title" presentation:user-transformed="true">
          <draw:text-box>
            <text:list text:style-name="L1">
              <text:list-header>
                <text:p text:style-name="P6"><text:span text:style-name="T4">Jelenlegi csapat</text:span></text:p>
              </text:list-header>
            </text:list>
          </draw:text-box>
        </draw:frame>
        <draw:frame presentation:style-name="pr5" draw:text-style-name="P9" draw:layer="layout" svg:width="33.87cm" svg:height="12.56cm" svg:x="0cm" svg:y="6.49cm" presentation:class="outline" presentation:user-transformed="true">
          <draw:text-box>
            <text:list text:style-name="L3">
              <text:list-header>
                <text:p text:style-name="P8"><text:span text:style-name="T5"/></text:p>
                <text:p text:style-name="P8"><text:span text:style-name="T5"/></text:p>
              </text:list-header>
            </text:list>
          </draw:text-box>
        </draw:frame>
        <draw:custom-shape draw:name="Slide Number Placeholder 3" draw:style-name="gr2" draw:text-style-name="P10" draw:layer="layout" svg:width="3.206cm" svg:height="3.034cm" svg:x="29.805cm" svg:y="2.09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path draw:style-name="gr3" draw:text-style-name="P11" draw:layer="layout" svg:width="5.199cm" svg:height="5.199cm" svg:x="2.2cm" svg:y="7cm" svg:viewBox="0 0 5200 5200" svg:d="M2600 0c1474 0 2600 1126 2600 2600s-1126 2600-2600 2600-2600-1126-2600-2600 1126-2600 2600-2600zM0 0zM5200 5200z">
          <text:p/>
        </draw:path>
        <draw:frame presentation:style-name="pr6" draw:text-style-name="P12" draw:layer="layout" svg:width="20.6cm" svg:height="11.4cm" svg:x="8.4cm" svg:y="6.8cm" presentation:class="outline" presentation:user-transformed="true">
          <draw:text-box>
            <text:list text:style-name="L3">
              <text:list-header>
                <text:p text:style-name="P8"><text:span text:style-name="T7">Fuchs </text:span><text:span text:style-name="T8">András</text:span></text:p>
                <text:p text:style-name="P8"><text:span text:style-name="T9"/></text:p>
                <text:p text:style-name="P8"><text:span text:style-name="T10">Mérnök Informatikus</text:span></text:p>
                <text:p text:style-name="P8"><text:span text:style-name="T10">Ötletgazda, hardware tervező</text:span><text:span text:style-name="T9">, firmware </text:span><text:span text:style-name="T10">és</text:span><text:span text:style-name="T9"> software </text:span><text:span text:style-name="T10">fejlesztő</text:span></text:p>
                <text:p text:style-name="P8"><text:span text:style-name="T9">13 </text:span><text:span text:style-name="T10">éves</text:span><text:span text:style-name="T9"> .NET/C# </text:span><text:span text:style-name="T10">szoftverfejlesztői</text:span><text:span text:style-name="T9"> </text:span><text:span text:style-name="T10">tapasztalat</text:span></text:p>
                <text:p text:style-name="P8"><text:span text:style-name="T9">5 </text:span><text:span text:style-name="T10">éves</text:span><text:span text:style-name="T9"> hardware </text:span><text:span text:style-name="T10">tervezői</text:span><text:span text:style-name="T9"> </text:span><text:span text:style-name="T10">és</text:span><text:span text:style-name="T9"> </text:span><text:span text:style-name="T9"><text:line-break/></text:span><text:span text:style-name="T9">Atmel-C firmware </text:span><text:span text:style-name="T10">fejlesztői</text:span><text:span text:style-name="T9"> </text:span><text:span text:style-name="T10">tapasztalat</text:span></text:p>
              </text:list-header>
            </text:list>
          </draw:text-box>
        </draw:frame>
        <presentation:notes draw:style-name="dp2">
          <draw:page-thumbnail draw:style-name="gr1" draw:layer="layout" svg:width="15.24cm" svg:height="8.573cm" svg:x="1.905cm" svg:y="3.174cm" draw:page-number="2" presentation:class="page"/>
          <draw:frame presentation:style-name="pr7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Structure of your presentation" draw:style-name="dp1" draw:master-page-name="Title2" presentation:use-date-time-name="dtd1">
        <office:forms form:automatic-focus="false" form:apply-design-mode="false"/>
        <draw:frame presentation:style-name="pr4" draw:text-style-name="P7" draw:layer="layout" svg:width="26.705cm" svg:height="3.003cm" svg:x="1.891cm" svg:y="2.089cm" presentation:class="title" presentation:user-transformed="true">
          <draw:text-box>
            <text:list text:style-name="L1">
              <text:list-header>
                <text:p text:style-name="P6"><text:span text:style-name="T5">A </text:span><text:span text:style-name="T4">kihívás</text:span></text:p>
              </text:list-header>
            </text:list>
          </draw:text-box>
        </draw:frame>
        <draw:frame presentation:style-name="pr8" draw:text-style-name="P14" draw:layer="layout" svg:width="26.705cm" svg:height="9.997cm" svg:x="1.891cm" svg:y="6.49cm" presentation:class="outline" presentation:user-transformed="true">
          <draw:text-box>
            <text:list text:style-name="L3">
              <text:list-item>
                <text:p text:style-name="P8"><text:span text:style-name="T4">Egészségügyi diagnosztika</text:span><text:span text:style-name="T5"> ma: </text:span><text:span text:style-name="T4">későn</text:span><text:span text:style-name="T5"> </text:span><text:span text:style-name="T4">és</text:span><text:span text:style-name="T5"> </text:span><text:span text:style-name="T4">kevés</text:span></text:p>
                <text:list>
                  <text:list-item>
                    <text:p text:style-name="P13"><text:span text:style-name="T5">A </text:span><text:span text:style-name="T4">rákok</text:span><text:span text:style-name="T5"> 95%-a </text:span><text:span text:style-name="T4">megelőzhető</text:span><text:span text:style-name="T5"> </text:span><text:span text:style-name="T4">lenne</text:span><text:span text:style-name="T5">, </text:span><text:span text:style-name="T4">ez</text:span><text:span text:style-name="T5"> </text:span><text:span text:style-name="T4">évente</text:span><text:span text:style-name="T5"> 9 </text:span><text:span text:style-name="T4">millió</text:span><text:span text:style-name="T5"> </text:span><text:span text:style-name="T4">emberélet</text:span><text:span text:style-name="T5">!</text:span></text:p>
                  </text:list-item>
                </text:list>
              </text:list-item>
              <text:list-item>
                <text:p text:style-name="P8"><text:span text:style-name="T4">Drasztikus beavatkozások</text:span><text:span text:style-name="T5"> </text:span></text:p>
                <text:list>
                  <text:list-item>
                    <text:p text:style-name="P13"><text:span text:style-name="T5">Ha </text:span><text:span text:style-name="T4">időben</text:span><text:span text:style-name="T5"> </text:span><text:span text:style-name="T4">cselekszünk</text:span><text:span text:style-name="T5">, </text:span><text:span text:style-name="T4">életmódváltással</text:span><text:span text:style-name="T5">, </text:span><text:span text:style-name="T4">gyógyszerek</text:span><text:span text:style-name="T5"> </text:span><text:span text:style-name="T4">nélkül</text:span></text:p>
                  </text:list-item>
                </text:list>
              </text:list-item>
              <text:list-item>
                <text:p text:style-name="P8"><text:span text:style-name="T4">Félrekezelések</text:span></text:p>
                <text:list>
                  <text:list-item>
                    <text:p text:style-name="P13"><text:span text:style-name="T4">Azonnal kimutatható</text:span><text:span text:style-name="T5">, ha a </text:span><text:span text:style-name="T4">szervezet</text:span><text:span text:style-name="T5"> </text:span><text:span text:style-name="T4">rosszabb</text:span><text:span text:style-name="T5"> </text:span><text:span text:style-name="T4">állapotba</text:span><text:span text:style-name="T5"> </text:span><text:span text:style-name="T4">kerül</text:span></text:p>
                  </text:list-item>
                </text:list>
              </text:list-item>
              <text:list-item>
                <text:p text:style-name="P8"><text:span text:style-name="T4">Kevés lehetőség</text:span><text:span text:style-name="T5"> </text:span><text:span text:style-name="T4">öndiagnózisra</text:span></text:p>
                <text:list>
                  <text:list-item>
                    <text:p text:style-name="P13"><text:span text:style-name="T4">Mit tehet</text:span><text:span text:style-name="T5"> </text:span><text:span text:style-name="T4">az</text:span><text:span text:style-name="T5"> </text:span><text:span text:style-name="T4">egészségtudatos</text:span><text:span text:style-name="T5"> ember?</text:span></text:p>
                  </text:list-item>
                  <text:list-item>
                    <text:p text:style-name="P13"><text:span text:style-name="T5">Quantified Self: </text:span><text:span text:style-name="T4">önmegfigyelés</text:span><text:span text:style-name="T5">, </text:span><text:span text:style-name="T4">optimalizálás</text:span></text:p>
                  </text:list-item>
                </text:list>
              </text:list-item>
            </text:list>
          </draw:text-box>
        </draw:frame>
        <draw:custom-shape draw:name="Slide Number Placeholder 3" draw:style-name="gr4" draw:text-style-name="P10" draw:layer="layout" svg:width="3.206cm" svg:height="3.034cm" svg:x="29.805cm" svg:y="2.09cm">
          <text:list text:style-name="L1">
            <text:list-header>
              <text:p text:style-name="P15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4cm" svg:height="8.573cm" svg:x="1.905cm" svg:y="3.174cm" draw:page-number="3" presentation:class="page"/>
          <draw:frame presentation:style-name="pr7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The Title Page" draw:style-name="dp1" draw:master-page-name="Title2" presentation:use-date-time-name="dtd1">
        <office:forms form:automatic-focus="false" form:apply-design-mode="false"/>
        <draw:frame presentation:style-name="pr4" draw:text-style-name="P7" draw:layer="layout" svg:width="26.705cm" svg:height="3.003cm" svg:x="1.891cm" svg:y="2.089cm" presentation:class="title" presentation:user-transformed="true">
          <draw:text-box>
            <text:list text:style-name="L1">
              <text:list-header>
                <text:p text:style-name="P6"><text:span text:style-name="T5">A </text:span><text:span text:style-name="T4">megoldás</text:span></text:p>
              </text:list-header>
            </text:list>
          </draw:text-box>
        </draw:frame>
        <draw:frame presentation:style-name="pr8" draw:text-style-name="P14" draw:layer="layout" svg:width="26.705cm" svg:height="9.997cm" svg:x="1.891cm" svg:y="6.49cm" presentation:class="outline" presentation:user-transformed="true">
          <draw:text-box>
            <text:list text:style-name="L3">
              <text:list-item>
                <text:p text:style-name="P8"><text:span text:style-name="T4">Testünk lenyomatának</text:span><text:span text:style-name="T5"> </text:span><text:span text:style-name="T4">feldolgozása</text:span></text:p>
                <text:list>
                  <text:list-item>
                    <text:p text:style-name="P13"><text:span text:style-name="T4">Minden szervünk</text:span><text:span text:style-name="T5"> </text:span><text:span text:style-name="T4">folyamatosan</text:span><text:span text:style-name="T5"> ad </text:span><text:span text:style-name="T4">magáról</text:span><text:span text:style-name="T5"> </text:span><text:span text:style-name="T4">információt</text:span></text:p>
                  </text:list-item>
                </text:list>
              </text:list-item>
              <text:list-item>
                <text:p text:style-name="P8"><text:span text:style-name="T4">Intuitív hőtérképszerű</text:span><text:span text:style-name="T5"> </text:span><text:span text:style-name="T4">megjelenítés</text:span></text:p>
              </text:list-item>
              <text:list-item>
                <text:p text:style-name="P8"><text:span text:style-name="T4">Szakemberek bevonása</text:span><text:span text:style-name="T5"> </text:span><text:span text:style-name="T4">akár</text:span><text:span text:style-name="T5"> </text:span><text:span text:style-name="T4">távolról</text:span><text:span text:style-name="T5">, </text:span><text:span text:style-name="T4">otthonról</text:span></text:p>
              </text:list-item>
              <text:list-item>
                <text:p text:style-name="P8"><text:span text:style-name="T4">Idővel tipikus</text:span><text:span text:style-name="T5"> </text:span><text:span text:style-name="T4">problémák</text:span><text:span text:style-name="T5"> </text:span><text:span text:style-name="T4">felismerése</text:span><text:span text:style-name="T5"> </text:span><text:span text:style-name="T4">Mesterséges</text:span><text:span text:style-name="T5"> </text:span><text:span text:style-name="T4">Intelligenciával</text:span></text:p>
              </text:list-item>
              <text:list-item>
                <text:p text:style-name="P8"><text:span text:style-name="T5">A </text:span><text:span text:style-name="T4">későbbiekben</text:span><text:span text:style-name="T5"> </text:span><text:span text:style-name="T4">szabadalmaztatható</text:span><text:span text:style-name="T5"> antenna </text:span><text:span text:style-name="T4">kialakítás</text:span></text:p>
                <text:p text:style-name="P8"><text:span text:style-name="T5"/></text:p>
              </text:list-item>
            </text:list>
          </draw:text-box>
        </draw:frame>
        <draw:custom-shape draw:name="Slide Number Placeholder 3" draw:style-name="gr5" draw:text-style-name="P10" draw:layer="layout" svg:width="3.206cm" svg:height="3.034cm" svg:x="29.805cm" svg:y="2.09cm">
          <text:list text:style-name="L1">
            <text:list-header>
              <text:p text:style-name="P15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4cm" svg:height="8.573cm" svg:x="1.905cm" svg:y="3.174cm" draw:page-number="4" presentation:class="page"/>
          <draw:frame presentation:style-name="pr7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Your Founder Team" draw:style-name="dp1" draw:master-page-name="Title2" presentation:use-date-time-name="dtd1">
        <office:forms form:automatic-focus="false" form:apply-design-mode="false"/>
        <draw:frame presentation:style-name="pr4" draw:text-style-name="P7" draw:layer="layout" svg:width="26.705cm" svg:height="3.003cm" svg:x="1.891cm" svg:y="2.089cm" presentation:class="title" presentation:user-transformed="true">
          <draw:text-box>
            <text:list text:style-name="L1">
              <text:list-header>
                <text:p text:style-name="P6"><text:span text:style-name="T4">Versenytársak</text:span></text:p>
              </text:list-header>
            </text:list>
          </draw:text-box>
        </draw:frame>
        <draw:frame presentation:style-name="pr9" draw:text-style-name="P17" draw:layer="layout" svg:width="26.705cm" svg:height="11.549cm" svg:x="1.891cm" svg:y="6.49cm" presentation:class="outline" presentation:user-transformed="true">
          <draw:text-box>
            <text:list text:style-name="L3">
              <text:list-item>
                <text:p text:style-name="P16"><text:span text:style-name="T11">Hyperspectral Imaging</text:span></text:p>
                <text:list>
                  <text:list-item>
                    <text:p text:style-name="P13"><text:span text:style-name="T12">Űrkutatás</text:span></text:p>
                  </text:list-item>
                  <text:list-item>
                    <text:p text:style-name="P13"><text:span text:style-name="T12">Nyersanyag-térképészet</text:span></text:p>
                  </text:list-item>
                  <text:list-item>
                    <text:p text:style-name="P13"><text:span text:style-name="T12">Élelmiszer minőség</text:span><text:span text:style-name="T11"> </text:span><text:span text:style-name="T12">ellenőrzés</text:span></text:p>
                  </text:list-item>
                </text:list>
              </text:list-item>
              <text:list-item>
                <text:p text:style-name="P16"><text:span text:style-name="T12">Reptéri ellenőrző</text:span><text:span text:style-name="T11"> </text:span><text:span text:style-name="T12">kapuk</text:span></text:p>
                <text:list>
                  <text:list-item>
                    <text:p text:style-name="P13"><text:span text:style-name="T11">Millimeter-wave test </text:span><text:span text:style-name="T12">szkenner</text:span></text:p>
                  </text:list-item>
                </text:list>
              </text:list-item>
              <text:list-item>
                <text:p text:style-name="P16"><text:span text:style-name="T11">Modern </text:span><text:span text:style-name="T12">röntgen</text:span><text:span text:style-name="T11"> </text:span><text:span text:style-name="T12">gépek</text:span></text:p>
                <text:list>
                  <text:list-item>
                    <text:p text:style-name="P13"><text:span text:style-name="T12">Káros sugárzással</text:span><text:span text:style-name="T11"> </text:span><text:span text:style-name="T12">való</text:span><text:span text:style-name="T11"> </text:span><text:span text:style-name="T12">bombázás</text:span></text:p>
                  </text:list-item>
                  <text:list-item>
                    <text:p text:style-name="P13"><text:span text:style-name="T11">CCD </text:span><text:span text:style-name="T12">érzékelő</text:span><text:span text:style-name="T11"> panel a </text:span><text:span text:style-name="T12">detektálási</text:span><text:span text:style-name="T11"> </text:span><text:span text:style-name="T12">oldalon</text:span><text:span text:style-name="T11"> (FPD)</text:span></text:p>
                  </text:list-item>
                </text:list>
                <text:p text:style-name="P16"><text:span text:style-name="T13"/></text:p>
              </text:list-item>
            </text:list>
          </draw:text-box>
        </draw:frame>
        <draw:custom-shape draw:name="Slide Number Placeholder 3" draw:style-name="gr6" draw:text-style-name="P10" draw:layer="layout" svg:width="3.206cm" svg:height="3.034cm" svg:x="29.805cm" svg:y="2.09cm">
          <text:list text:style-name="L1">
            <text:list-header>
              <text:p text:style-name="P15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4cm" svg:height="8.573cm" svg:x="1.905cm" svg:y="3.174cm" draw:page-number="5" presentation:class="page"/>
          <draw:frame presentation:style-name="pr7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The Market Opportunity" draw:style-name="dp1" draw:master-page-name="Title2" presentation:use-date-time-name="dtd1">
        <office:forms form:automatic-focus="false" form:apply-design-mode="false"/>
        <draw:frame presentation:style-name="pr4" draw:text-style-name="P7" draw:layer="layout" svg:width="26.705cm" svg:height="3.003cm" svg:x="1.891cm" svg:y="2.089cm" presentation:class="title" presentation:user-transformed="true">
          <draw:text-box>
            <text:list text:style-name="L1">
              <text:list-header>
                <text:p text:style-name="P6"><text:span text:style-name="T4">Ügyfelek, értékesítés</text:span></text:p>
              </text:list-header>
            </text:list>
          </draw:text-box>
        </draw:frame>
        <draw:frame presentation:style-name="pr8" draw:text-style-name="P14" draw:layer="layout" svg:width="26.705cm" svg:height="9.997cm" svg:x="1.891cm" svg:y="6.49cm" presentation:class="outline" presentation:user-transformed="true">
          <draw:text-box>
            <text:list text:style-name="L3">
              <text:list-item>
                <text:p text:style-name="P8"><text:span text:style-name="T4">Egészségtudatos magánszemélyek</text:span></text:p>
                <text:list>
                  <text:list-item>
                    <text:p text:style-name="P13"><text:span text:style-name="T4">Kis méretű készülék</text:span></text:p>
                  </text:list-item>
                  <text:list-item>
                    <text:p text:style-name="P13"><text:span text:style-name="T4">Távoli diagnosztizálás szolgáltatás</text:span></text:p>
                  </text:list-item>
                </text:list>
              </text:list-item>
              <text:list-item>
                <text:p text:style-name="P8"><text:span text:style-name="T4">Természetgyógyászok</text:span></text:p>
                <text:list>
                  <text:list-item>
                    <text:p text:style-name="P13"><text:span text:style-name="T4">Kis méretű készülék</text:span></text:p>
                  </text:list-item>
                  <text:list-item>
                    <text:p text:style-name="P13"><text:span text:style-name="T4">Helyi vagy távoli diagnózis</text:span></text:p>
                  </text:list-item>
                </text:list>
              </text:list-item>
              <text:list-item>
                <text:p text:style-name="P8"><text:span text:style-name="T4">Magánpraxissal rendelkező</text:span><text:span text:style-name="T5"> </text:span><text:span text:style-name="T4">szakorvosok</text:span></text:p>
                <text:list>
                  <text:list-item>
                    <text:p text:style-name="P13"><text:span text:style-name="T4">Egész testes készülék</text:span></text:p>
                  </text:list-item>
                  <text:list-item>
                    <text:p text:style-name="P13"><text:span text:style-name="T4">Helyi diagnózis</text:span></text:p>
                  </text:list-item>
                </text:list>
              </text:list-item>
            </text:list>
          </draw:text-box>
        </draw:frame>
        <draw:custom-shape draw:name="Slide Number Placeholder 6" draw:style-name="gr7" draw:text-style-name="P10" draw:layer="layout" svg:width="3.206cm" svg:height="3.034cm" svg:x="29.805cm" svg:y="2.09cm">
          <text:list text:style-name="L1">
            <text:list-header>
              <text:p text:style-name="P15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4cm" svg:height="8.573cm" svg:x="1.905cm" svg:y="3.174cm" draw:page-number="6" presentation:class="page"/>
          <draw:frame presentation:style-name="pr7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roduct, Service, or Technology" draw:style-name="dp1" draw:master-page-name="Title2" presentation:use-date-time-name="dtd1">
        <office:forms form:automatic-focus="false" form:apply-design-mode="false"/>
        <draw:frame presentation:style-name="pr4" draw:text-style-name="P7" draw:layer="layout" svg:width="26.705cm" svg:height="3.003cm" svg:x="1.891cm" svg:y="2.089cm" presentation:class="title" presentation:user-transformed="true">
          <draw:text-box>
            <text:list text:style-name="L1">
              <text:list-header>
                <text:p text:style-name="P6"><text:span text:style-name="T4">Üzleti modell</text:span></text:p>
              </text:list-header>
            </text:list>
          </draw:text-box>
        </draw:frame>
        <draw:frame presentation:style-name="pr8" draw:text-style-name="P14" draw:layer="layout" svg:width="26.705cm" svg:height="9.997cm" svg:x="1.891cm" svg:y="6.49cm" presentation:class="outline" presentation:user-transformed="true">
          <draw:text-box>
            <text:list text:style-name="L3">
              <text:list-item>
                <text:p text:style-name="P8"><text:span text:style-name="T4">Jelenleg</text:span><text:span text:style-name="T5"> </text:span></text:p>
                <text:list>
                  <text:list-item>
                    <text:p text:style-name="P13"><text:span text:style-name="T4">Prototípus fejlesztési</text:span><text:span text:style-name="T5"> </text:span><text:span text:style-name="T4">stádiumban</text:span></text:p>
                  </text:list-item>
                </text:list>
              </text:list-item>
              <text:list-item>
                <text:p text:style-name="P8"><text:span text:style-name="T4">Később</text:span></text:p>
                <text:list>
                  <text:list-item>
                    <text:p text:style-name="P13"><text:span text:style-name="T5">Hardware </text:span><text:span text:style-name="T4">eladások</text:span></text:p>
                  </text:list-item>
                  <text:list-item>
                    <text:p text:style-name="P13"><text:span text:style-name="T4">Kapcsolódó szolgáltatás</text:span><text:span text:style-name="T5"> </text:span><text:span text:style-name="T4">értékesítés</text:span><text:span text:style-name="T5"> </text:span></text:p>
                    <text:list>
                      <text:list-item>
                        <text:p text:style-name="P13"><text:span text:style-name="T4">távoli</text:span><text:span text:style-name="T5"> </text:span><text:span text:style-name="T4">diagnózis közvetítés</text:span></text:p>
                      </text:list-item>
                      <text:list-item>
                        <text:p text:style-name="P13"><text:span text:style-name="T5">AI </text:span><text:span text:style-name="T4">szoftvercsomag</text:span></text:p>
                      </text:list-item>
                      <text:list-item>
                        <text:p text:style-name="P13"><text:span text:style-name="T4">Akkreditált képzése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Slide Number Placeholder 3" draw:style-name="gr8" draw:text-style-name="P10" draw:layer="layout" svg:width="3.206cm" svg:height="3.034cm" svg:x="29.805cm" svg:y="2.09cm">
          <text:list text:style-name="L1">
            <text:list-header>
              <text:p text:style-name="P15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4cm" svg:height="8.573cm" svg:x="1.905cm" svg:y="3.174cm" draw:page-number="7" presentation:class="page"/>
          <draw:frame presentation:style-name="pr7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The Competitive Landscape" draw:style-name="dp1" draw:master-page-name="Title2" presentation:use-date-time-name="dtd1">
        <office:forms form:automatic-focus="false" form:apply-design-mode="false"/>
        <draw:frame presentation:style-name="pr4" draw:text-style-name="P7" draw:layer="layout" svg:width="26.705cm" svg:height="3.003cm" svg:x="1.891cm" svg:y="2.089cm" presentation:class="title" presentation:user-transformed="true">
          <draw:text-box>
            <text:list text:style-name="L1">
              <text:list-header>
                <text:p text:style-name="P6"><text:span text:style-name="T4">Hol járunk</text:span><text:span text:style-name="T5"> most?</text:span></text:p>
              </text:list-header>
            </text:list>
          </draw:text-box>
        </draw:frame>
        <draw:frame presentation:style-name="pr8" draw:text-style-name="P14" draw:layer="layout" svg:width="26.705cm" svg:height="9.997cm" svg:x="1.891cm" svg:y="6.49cm" presentation:class="outline" presentation:user-transformed="true">
          <draw:text-box>
            <text:list text:style-name="L3">
              <text:list-item>
                <text:p text:style-name="P8"><text:span text:style-name="T4">Ötödik prototípus</text:span><text:span text:style-name="T5"> </text:span><text:span text:style-name="T4">működőképes</text:span><text:span text:style-name="T5">: </text:span></text:p>
                <text:list>
                  <text:list-item>
                    <text:p text:style-name="P13"><text:span text:style-name="T5">16 </text:span><text:span text:style-name="T4">csatorna</text:span><text:span text:style-name="T5"> (pixel)</text:span></text:p>
                  </text:list-item>
                  <text:list-item>
                    <text:p text:style-name="P13"><text:span text:style-name="T4">Jelfeldolgozás</text:span><text:span text:style-name="T5"> a PC-n</text:span></text:p>
                  </text:list-item>
                  <text:list-item>
                    <text:p text:style-name="P13"><text:span text:style-name="T4">Nagyon egyszerű</text:span><text:span text:style-name="T5"> </text:span><text:span text:style-name="T4">megjelenítés</text:span></text:p>
                  </text:list-item>
                  <text:list-item>
                    <text:p text:style-name="P13"><text:span text:style-name="T5">2D </text:span><text:span text:style-name="T4">maratott</text:span><text:span text:style-name="T5"> </text:span><text:span text:style-name="T4">antennák</text:span></text:p>
                  </text:list-item>
                </text:list>
              </text:list-item>
              <text:list-item>
                <text:p text:style-name="P8"><text:span text:style-name="T4">Hatodik tervezési</text:span><text:span text:style-name="T5"> </text:span><text:span text:style-name="T4">fázisban</text:span><text:span text:style-name="T5">: </text:span></text:p>
                <text:list>
                  <text:list-item>
                    <text:p text:style-name="P13"><text:span text:style-name="T5">256 </text:span><text:span text:style-name="T4">csatorna</text:span><text:span text:style-name="T5"> (pixel) </text:span><text:span text:style-name="T4">egy</text:span><text:span text:style-name="T5"> 20x20 </text:span><text:span text:style-name="T4">cm-eres</text:span><text:span text:style-name="T5"> </text:span><text:span text:style-name="T4">panelon</text:span></text:p>
                  </text:list-item>
                  <text:list-item>
                    <text:p text:style-name="P13"><text:span text:style-name="T4">Jelfeldolgozás a mikrokontrolleren</text:span></text:p>
                  </text:list-item>
                  <text:list-item>
                    <text:p text:style-name="P13"><text:span text:style-name="T4">Grafikus, valós</text:span><text:span text:style-name="T5"> </text:span><text:span text:style-name="T4">idejű</text:span><text:span text:style-name="T5"> </text:span><text:span text:style-name="T4">megjelenítés</text:span></text:p>
                  </text:list-item>
                  <text:list-item>
                    <text:p text:style-name="P13"><text:span text:style-name="T5">3D </text:span><text:span text:style-name="T4">nyomtatott</text:span><text:span text:style-name="T5"> </text:span><text:span text:style-name="T4">antennák</text:span></text:p>
                  </text:list-item>
                </text:list>
              </text:list-item>
            </text:list>
          </draw:text-box>
        </draw:frame>
        <draw:custom-shape draw:name="Slide Number Placeholder 3" draw:style-name="gr9" draw:text-style-name="P10" draw:layer="layout" svg:width="3.206cm" svg:height="3.034cm" svg:x="29.805cm" svg:y="2.09cm">
          <text:list text:style-name="L1">
            <text:list-header>
              <text:p text:style-name="P15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4cm" svg:height="8.573cm" svg:x="1.905cm" svg:y="3.174cm" draw:page-number="8" presentation:class="page"/>
          <draw:frame presentation:style-name="pr7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Your Business Model" draw:style-name="dp1" draw:master-page-name="Title2" presentation:use-date-time-name="dtd1">
        <office:forms form:automatic-focus="false" form:apply-design-mode="false"/>
        <draw:frame presentation:style-name="pr4" draw:text-style-name="P7" draw:layer="layout" svg:width="26.705cm" svg:height="3.003cm" svg:x="1.891cm" svg:y="2.089cm" presentation:class="title" presentation:user-transformed="true">
          <draw:text-box>
            <text:list text:style-name="L1">
              <text:list-header>
                <text:p text:style-name="P6"><text:span text:style-name="T4">Zárás</text:span></text:p>
              </text:list-header>
            </text:list>
          </draw:text-box>
        </draw:frame>
        <draw:frame presentation:style-name="pr8" draw:text-style-name="P14" draw:layer="layout" svg:width="26.705cm" svg:height="9.997cm" svg:x="1.891cm" svg:y="6.49cm" presentation:class="outline" presentation:user-transformed="true">
          <draw:text-box>
            <text:list text:style-name="L3">
              <text:list-item>
                <text:p text:style-name="P8"><text:span text:style-name="T4">Egyelőre nem</text:span><text:span text:style-name="T5"> </text:span><text:span text:style-name="T4">történt</text:span><text:span text:style-name="T5"> </text:span><text:span text:style-name="T4">külső</text:span><text:span text:style-name="T5"> </text:span><text:span text:style-name="T4">tőke</text:span><text:span text:style-name="T5"> </text:span><text:span text:style-name="T4">bevonás</text:span></text:p>
              </text:list-item>
              <text:list-item>
                <text:p text:style-name="P8"><text:span text:style-name="T4">Elsősorban szaktudást</text:span><text:span text:style-name="T5">, </text:span><text:span text:style-name="T4">segítségnyújtást</text:span><text:span text:style-name="T5"> </text:span><text:span text:style-name="T4">szeretnék</text:span></text:p>
                <text:list>
                  <text:list-item>
                    <text:p text:style-name="P13"><text:span text:style-name="T4">Cégalapítás, cégirányítás</text:span></text:p>
                  </text:list-item>
                  <text:list-item>
                    <text:p text:style-name="P13"><text:span text:style-name="T4">Szabadalom-kezelés</text:span></text:p>
                  </text:list-item>
                  <text:list-item>
                    <text:p text:style-name="P13"><text:span text:style-name="T4">Nemzetközi piacra</text:span><text:span text:style-name="T5"> </text:span><text:span text:style-name="T4">való</text:span><text:span text:style-name="T5"> </text:span><text:span text:style-name="T4">kijutás</text:span></text:p>
                  </text:list-item>
                  <text:list-item>
                    <text:p text:style-name="P13"><text:span text:style-name="T5">Marketing, </text:span><text:span text:style-name="T4">termékpozicionálás</text:span></text:p>
                  </text:list-item>
                  <text:list-item>
                    <text:p text:style-name="P13"><text:span text:style-name="T4">Értékesítés</text:span></text:p>
                  </text:list-item>
                </text:list>
              </text:list-item>
              <text:list-item>
                <text:p text:style-name="P8"><text:span text:style-name="T4">Másodlagosan 9 millió</text:span><text:span text:style-name="T5"> </text:span><text:span text:style-name="T4">forintot</text:span><text:span text:style-name="T5"> a </text:span><text:span text:style-name="T4">fejlesztésekre</text:span></text:p>
                <text:list>
                  <text:list-item>
                    <text:p text:style-name="P13"><text:span text:style-name="T5">3 </text:span><text:span text:style-name="T4">szakember</text:span><text:span text:style-name="T5"> </text:span><text:span text:style-name="T4">foglalkoztatása</text:span><text:span text:style-name="T5"> </text:span><text:span text:style-name="T4">szabadúszóként</text:span><text:span text:style-name="T5"> (MUC, driver </text:span><text:span text:style-name="T4">és</text:span><text:span text:style-name="T5"> Unity3D)</text:span></text:p>
                  </text:list-item>
                  <text:list-item>
                    <text:p text:style-name="P13"><text:span text:style-name="T4">Anyagköltségek (hardware alkatrészek</text:span><text:span text:style-name="T5">, </text:span><text:span text:style-name="T4">NYÁK</text:span><text:span text:style-name="T5"> </text:span><text:span text:style-name="T4">és</text:span><text:span text:style-name="T5"> antenna </text:span><text:span text:style-name="T4">gyártás</text:span><text:span text:style-name="T5">)</text:span></text:p>
                  </text:list-item>
                  <text:list-item>
                    <text:p text:style-name="P13"><text:span text:style-name="T4">Minimális működési</text:span><text:span text:style-name="T5"> </text:span><text:span text:style-name="T4">költség</text:span><text:span text:style-name="T5"> (VPS </text:span><text:span text:style-name="T4">szerverbérlés</text:span><text:span text:style-name="T5">, </text:span><text:span text:style-name="T4">iroda</text:span><text:span text:style-name="T5"> </text:span><text:span text:style-name="T4">nem</text:span><text:span text:style-name="T5"> </text:span><text:span text:style-name="T4">szükséges</text:span><text:span text:style-name="T5">)</text:span></text:p>
                  </text:list-item>
                </text:list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</text:list-item>
            </text:list>
          </draw:text-box>
        </draw:frame>
        <draw:custom-shape draw:name="Slide Number Placeholder 3" draw:style-name="gr10" draw:text-style-name="P10" draw:layer="layout" svg:width="3.206cm" svg:height="3.034cm" svg:x="29.805cm" svg:y="2.09cm">
          <text:list text:style-name="L1">
            <text:list-header>
              <text:p text:style-name="P15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4cm" svg:height="8.573cm" svg:x="1.905cm" svg:y="3.174cm" draw:page-number="9" presentation:class="page"/>
          <draw:frame presentation:style-name="pr7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Your Contact Information" draw:style-name="dp1" draw:master-page-name="Title2" presentation:use-date-time-name="dtd1">
        <office:forms form:automatic-focus="false" form:apply-design-mode="false"/>
        <draw:frame presentation:style-name="pr4" draw:text-style-name="P7" draw:layer="layout" svg:width="26.705cm" svg:height="3.003cm" svg:x="1.891cm" svg:y="2.089cm" presentation:class="title" presentation:user-transformed="true">
          <draw:text-box>
            <text:list text:style-name="L1">
              <text:list-header>
                <text:p text:style-name="P6"><text:span text:style-name="T4">Kapcsolat</text:span></text:p>
              </text:list-header>
            </text:list>
          </draw:text-box>
        </draw:frame>
        <draw:frame presentation:style-name="pr8" draw:text-style-name="P14" draw:layer="layout" svg:width="26.705cm" svg:height="7.687cm" svg:x="1.891cm" svg:y="8.8cm" presentation:class="outline" presentation:user-transformed="true">
          <draw:text-box>
            <text:list text:style-name="L3">
              <text:list-item>
                <text:p text:style-name="P8"><text:span text:style-name="T4">Nevem: Fuchs András</text:span></text:p>
              </text:list-item>
              <text:list-item>
                <text:p text:style-name="P8"><text:span text:style-name="T5">Email: <text:s/>andras.fuchs@gmail.com</text:span></text:p>
              </text:list-item>
              <text:list-item>
                <text:p text:style-name="P8"><text:span text:style-name="T4">Telefon</text:span><text:span text:style-name="T5">: +36 (70) 453-9624</text:span></text:p>
              </text:list-item>
              <text:list-item>
                <text:p text:style-name="P8"><text:span text:style-name="T4">Weboldal: </text:span><text:span text:style-name="T5">www.biobalancedetector.com</text:span></text:p>
              </text:list-item>
            </text:list>
          </draw:text-box>
        </draw:frame>
        <draw:custom-shape draw:name="Slide Number Placeholder 3" draw:style-name="gr11" draw:text-style-name="P18" draw:layer="layout" svg:width="3.206cm" svg:height="3.034cm" svg:x="29.805cm" svg:y="2.09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4cm" svg:height="8.573cm" svg:x="1.905cm" svg:y="3.174cm" draw:page-number="10" presentation:class="page"/>
          <draw:frame presentation:style-name="pr7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90a677" draw:end-color="#2c381f" draw:start-intensity="100%" draw:end-intensity="100%" draw:angle="480" draw:border="0%"/>
    <draw:fill-image draw:name="IMG_5f_2862_5f_avatar_5f_v3_5f_400x400" draw:display-name="IMG_2862_avatar_v3_400x400" xlink:href="Pictures/10000000000001900000019023276A7ACD259E5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Trebuchet MS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rebuchet MS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rebuchet MS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rebuchet MS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rebuchet MS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rebuchet MS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rebuchet MS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rebuchet MS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rebuchet MS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rebuchet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rebuchet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rebuchet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rebuchet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7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8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0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2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1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3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1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4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4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1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5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5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6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1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6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6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6-outline2" style:family="presentation" style:parent-style-name="Title16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6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7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1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7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7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7-outline2" style:family="presentation" style:parent-style-name="Title17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7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gradient" draw:fill-color="#f78925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5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262626" draw:textarea-horizontal-align="left" draw:textarea-vertical-align="top" draw:auto-grow-height="false" fo:min-height="4.348cm" fo:min-width="24.411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solid" draw:fill-color="#dbeec7" draw:textarea-horizontal-align="left" draw:textarea-vertical-align="top" draw:auto-grow-height="false" fo:min-height="4.348cm" fo:min-width="8.046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771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none" draw:fill="solid" draw:fill-color="#161f0b" draw:textarea-horizontal-align="left" draw:textarea-vertical-align="top" draw:auto-grow-height="false" fo:min-height="3.542cm" fo:min-width="28.494cm" fo:padding-top="0.13cm" fo:padding-bottom="0.13cm" fo:padding-left="0.25cm" fo:padding-right="0.25cm" fo:wrap-option="wrap" draw:shadow-color="#808080"/>
    </style:style>
    <style:style style:name="Mgr18" style:family="graphic" style:parent-style-name="standard">
      <style:graphic-properties draw:stroke="none" draw:fill="solid" draw:fill-color="#dbeec7" draw:textarea-horizontal-align="left" draw:textarea-vertical-align="top" draw:auto-grow-height="false" fo:min-height="3.542cm" fo:min-width="3.954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5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>
      <style:graphic-properties draw:stroke="none" draw:fill="solid" draw:fill-color="#262626" draw:textarea-horizontal-align="left" draw:textarea-vertical-align="top" draw:auto-grow-height="false" fo:min-height="3.542cm" fo:min-width="28.494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f09415" draw:textarea-horizontal-align="left" draw:textarea-vertical-align="top" draw:auto-grow-height="false" fo:min-height="3.542cm" fo:min-width="3.954cm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cm" fo:min-width="0cm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2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5cm" fo:min-width="0cm" fo:padding-top="0.13cm" fo:padding-bottom="0.13cm" fo:padding-left="0.25cm" fo:padding-right="0.25cm" fo:wrap-option="wrap" draw:shadow-color="#808080"/>
    </style:style>
    <style:style style:name="Mgr30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5cm" fo:min-width="0cm" fo:padding-top="0.13cm" fo:padding-bottom="0.13cm" fo:padding-left="0.25cm" fo:padding-right="0.25cm" fo:wrap-option="wrap" draw:shadow-color="#808080"/>
    </style:style>
    <style:style style:name="Mgr3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3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3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5cm" fo:min-width="0cm" fo:padding-top="0.13cm" fo:padding-bottom="0.13cm" fo:padding-left="0.25cm" fo:padding-right="0.25cm" fo:wrap-option="wrap" draw:shadow-color="#808080"/>
    </style:style>
    <style:style style:name="Mgr36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3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3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5cm" fo:min-width="0cm" fo:padding-top="0.13cm" fo:padding-bottom="0.13cm" fo:padding-left="0.25cm" fo:padding-right="0.25cm" fo:wrap-option="wrap" draw:shadow-color="#808080"/>
    </style:style>
    <style:style style:name="Mgr3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0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5cm" fo:min-width="0cm" fo:padding-top="0.13cm" fo:padding-bottom="0.13cm" fo:padding-left="0.25cm" fo:padding-right="0.25cm" fo:wrap-option="wrap" draw:shadow-color="#808080"/>
    </style:style>
    <style:style style:name="Mgr4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5cm" fo:min-width="0cm" fo:padding-top="0.13cm" fo:padding-bottom="0.13cm" fo:padding-left="0.25cm" fo:padding-right="0.25cm" fo:wrap-option="wrap" draw:shadow-color="#808080"/>
    </style:style>
    <style:style style:name="Mgr45" style:family="graphic" style:parent-style-name="standard">
      <style:graphic-properties draw:stroke="none" draw:fill="solid" draw:fill-color="#262626" draw:textarea-horizontal-align="left" draw:textarea-vertical-align="top" draw:auto-grow-height="false" fo:min-height="3.541cm" fo:min-width="28.494cm" fo:padding-top="0.13cm" fo:padding-bottom="0.13cm" fo:padding-left="0.25cm" fo:padding-right="0.25cm" fo:wrap-option="wrap" draw:shadow-color="#808080"/>
    </style:style>
    <style:style style:name="Mgr46" style:family="graphic" style:parent-style-name="standard">
      <style:graphic-properties draw:stroke="none" draw:fill="solid" draw:fill-color="#f09415" draw:textarea-horizontal-align="left" draw:textarea-vertical-align="top" draw:auto-grow-height="false" fo:min-height="3.541cm" fo:min-width="3.954cm" fo:padding-top="0.13cm" fo:padding-bottom="0.13cm" fo:padding-left="0.25cm" fo:padding-right="0.25cm" fo:wrap-option="wrap" draw:shadow-color="#808080"/>
    </style:style>
    <style:style style:name="Mgr4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1cm" fo:min-width="0cm" fo:padding-top="0.13cm" fo:padding-bottom="0.13cm" fo:padding-left="0.25cm" fo:padding-right="0.25cm" fo:wrap-option="wrap" draw:shadow-color="#808080"/>
    </style:style>
    <style:style style:name="Mgr50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1cm" fo:min-width="0cm" fo:padding-top="0.13cm" fo:padding-bottom="0.13cm" fo:padding-left="0.25cm" fo:padding-right="0.25cm" fo:wrap-option="wrap" draw:shadow-color="#808080"/>
    </style:style>
    <style:style style:name="Mgr5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367cm" fo:min-width="1.193cm" fo:padding-top="0.13cm" fo:padding-bottom="0.13cm" fo:padding-left="0.25cm" fo:padding-right="0.25cm" fo:wrap-option="wrap" draw:shadow-color="#808080"/>
    </style:style>
    <style:style style:name="Mgr5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363cm" fo:min-width="1.193cm" fo:padding-top="0.13cm" fo:padding-bottom="0.13cm" fo:padding-left="0.25cm" fo:padding-right="0.25cm" fo:wrap-option="wrap" draw:shadow-color="#808080"/>
    </style:style>
    <style:style style:name="Mgr5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6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cm" fo:min-width="0cm" fo:padding-top="0.13cm" fo:padding-bottom="0.13cm" fo:padding-left="0.25cm" fo:padding-right="0.25cm" fo:wrap-option="wrap" draw:shadow-color="#808080"/>
    </style:style>
    <style:style style:name="Mgr5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0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cm" fo:min-width="0cm" fo:padding-top="0.13cm" fo:padding-bottom="0.13cm" fo:padding-left="0.25cm" fo:padding-right="0.25cm" fo:wrap-option="wrap" draw:shadow-color="#808080"/>
    </style:style>
    <style:style style:name="Mgr6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5cm" fo:min-width="0cm" fo:padding-top="0.13cm" fo:padding-bottom="0.13cm" fo:padding-left="0.25cm" fo:padding-right="0.25cm" fo:wrap-option="wrap" draw:shadow-color="#808080"/>
    </style:style>
    <style:style style:name="Mgr6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6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5cm" fo:min-width="0cm" fo:padding-top="0.13cm" fo:padding-bottom="0.13cm" fo:padding-left="0.25cm" fo:padding-right="0.25cm" fo:wrap-option="wrap" draw:shadow-color="#808080"/>
    </style:style>
    <style:style style:name="Mgr6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5cm" fo:min-width="0cm" fo:padding-top="0.13cm" fo:padding-bottom="0.13cm" fo:padding-left="0.25cm" fo:padding-right="0.25cm" fo:wrap-option="wrap" draw:shadow-color="#808080"/>
    </style:style>
    <style:style style:name="Mgr70" style:family="graphic" style:parent-style-name="standard">
      <style:graphic-properties draw:stroke="none" draw:fill="solid" draw:fill-color="#262626" draw:textarea-horizontal-align="left" draw:textarea-vertical-align="top" draw:auto-grow-height="false" fo:min-height="3.541cm" fo:min-width="13.686cm" fo:padding-top="0.13cm" fo:padding-bottom="0.13cm" fo:padding-left="0.25cm" fo:padding-right="0.25cm" fo:wrap-option="wrap" draw:shadow-color="#808080"/>
    </style:style>
    <style:style style:name="Mgr7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7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7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3.03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itle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7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7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8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le8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1" style:family="presentation" style:parent-style-name="Title8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8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3" style:family="presentation" style:parent-style-name="Title9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4" style:family="presentation" style:parent-style-name="Title9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5" style:family="presentation" style:parent-style-name="Title9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6" style:family="presentation" style:parent-style-name="Title9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7" style:family="presentation" style:parent-style-name="Title10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8" style:family="presentation" style:parent-style-name="Title10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9" style:family="presentation" style:parent-style-name="Title10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0" style:family="presentation" style:parent-style-name="Title10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1" style:family="presentation" style:parent-style-name="Title1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2" style:family="presentation" style:parent-style-name="Title1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3" style:family="presentation" style:parent-style-name="Title1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4" style:family="presentation" style:parent-style-name="Title1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5" style:family="presentation" style:parent-style-name="Title1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6" style:family="presentation" style:parent-style-name="Title1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7" style:family="presentation" style:parent-style-name="Title1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8" style:family="presentation" style:parent-style-name="Title1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9" style:family="presentation" style:parent-style-name="Title1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0" style:family="presentation" style:parent-style-name="Title1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1" style:family="presentation" style:parent-style-name="Title1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2" style:family="presentation" style:parent-style-name="Title1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3" style:family="presentation" style:parent-style-name="Title1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4" style:family="presentation" style:parent-style-name="Title1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5" style:family="presentation" style:parent-style-name="Title1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6" style:family="presentation" style:parent-style-name="Title1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7" style:family="presentation" style:parent-style-name="Title1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8" style:family="presentation" style:parent-style-name="Title1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9" style:family="presentation" style:parent-style-name="Title1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0" style:family="presentation" style:parent-style-name="Title1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1" style:family="presentation" style:parent-style-name="Title1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2" style:family="presentation" style:parent-style-name="Title1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3" style:family="presentation" style:parent-style-name="Title1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4" style:family="presentation" style:parent-style-name="Title1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5" style:family="presentation" style:parent-style-name="Title1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6" style:family="presentation" style:parent-style-name="Title1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7" style:family="presentation" style:parent-style-name="Title17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8" style:family="presentation" style:parent-style-name="Title17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4" style:family="paragraph">
      <loext:graphic-properties draw:fill="solid" draw:fill-color="#262626"/>
      <style:paragraph-properties style:writing-mode="lr-tb" style:font-independent-line-spacing="true"/>
    </style:style>
    <style:style style:name="MP15" style:family="paragraph">
      <loext:graphic-properties draw:fill="solid" draw:fill-color="#dbeec7"/>
      <style:paragraph-properties style:writing-mode="lr-tb" style:font-independent-line-spacing="true"/>
    </style:style>
    <style:style style:name="MP16" style:family="paragraph">
      <loext:graphic-properties draw:fill="solid" draw:fill-color="#161f0b"/>
      <style:paragraph-properties style:writing-mode="lr-tb" style:font-independent-line-spacing="true"/>
    </style:style>
    <style:style style:name="MP17" style:family="paragraph">
      <loext:graphic-properties draw:fill="solid" draw:fill-color="#f09415"/>
      <style:paragraph-properties style:writing-mode="lr-tb" style:font-independent-line-spacing="true"/>
    </style:style>
    <style:style style:name="MP18" style:family="paragraph">
      <style:paragraph-properties fo:margin-left="0cm" fo:margin-right="0cm" fo:text-indent="0cm" style:punctuation-wrap="hanging" style:line-break="strict"/>
    </style:style>
    <style:style style:name="MP1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text-align="end" fo:text-indent="0cm" style:punctuation-wrap="hanging" style:line-break="strict"/>
    </style:style>
    <style:style style:name="MP2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MP2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style:font-size-asian="10pt" style:language-asian="en" style:country-asian="US" style:font-size-complex="10pt" style:language-complex="en" style:country-complex="US"/>
    </style:style>
    <style:style style:name="MT3" style:family="text">
      <style:text-properties fo:color="#ffffff" fo:font-size="36pt" fo:language="en" fo:country="US" style:font-size-asian="36pt" style:language-asian="en" style:country-asian="US" style:font-size-complex="36pt" style:language-complex="en" style:country-complex="US"/>
    </style:style>
    <style:style style:name="MT4" style:family="text">
      <style:text-properties style:font-name="Calibri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color="#2c381f" fo:font-size="36pt" fo:language="en" fo:country="US" style:font-size-asian="36pt" style:language-asian="en" style:country-asian="US" style:font-size-complex="36pt" style:language-complex="en" style:country-complex="US"/>
    </style:style>
    <style:style style:name="MT6" style:family="text">
      <style:text-properties fo:font-size="72pt" fo:language="en" fo:country="US" style:font-size-asian="72pt" style:language-asian="en" style:country-asian="US" style:font-size-complex="72pt" style:language-complex="en" style:country-complex="US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rebuchet MS" fo:color="#ffffff" fo:font-size="100%"/>
      </text:list-level-style-bullet>
      <text:list-level-style-bullet text:level="3" text:bullet-char="•">
        <style:list-level-properties text:space-before="2.54cm"/>
        <style:text-properties style:font-name="Trebuchet MS" fo:color="#ffffff" fo:font-size="100%"/>
      </text:list-level-style-bullet>
      <text:list-level-style-bullet text:level="4" text:bullet-char="•">
        <style:list-level-properties text:space-before="3.81cm"/>
        <style:text-properties style:font-name="Trebuchet MS" fo:color="#ffffff" fo:font-size="100%"/>
      </text:list-level-style-bullet>
      <text:list-level-style-bullet text:level="5" text:bullet-char="•">
        <style:list-level-properties text:space-before="5.08cm"/>
        <style:text-properties style:font-name="Trebuchet MS" fo:color="#ffffff" fo:font-size="100%"/>
      </text:list-level-style-bullet>
      <text:list-level-style-bullet text:level="6" text:bullet-char="•">
        <style:list-level-properties text:space-before="5.08cm"/>
        <style:text-properties style:font-name="Trebuchet MS" fo:color="#ffffff" fo:font-size="100%"/>
      </text:list-level-style-bullet>
      <text:list-level-style-bullet text:level="7" text:bullet-char="•">
        <style:list-level-properties text:space-before="5.08cm"/>
        <style:text-properties style:font-name="Trebuchet MS" fo:color="#ffffff" fo:font-size="100%"/>
      </text:list-level-style-bullet>
      <text:list-level-style-bullet text:level="8" text:bullet-char="•">
        <style:list-level-properties text:space-before="5.08cm"/>
        <style:text-properties style:font-name="Trebuchet MS" fo:color="#ffffff" fo:font-size="100%"/>
      </text:list-level-style-bullet>
      <text:list-level-style-bullet text:level="9" text:bullet-char="•">
        <style:list-level-properties text:space-before="5.08cm"/>
        <style:text-properties style:font-name="Trebuchet MS" fo:color="#ffffff" fo:font-size="100%"/>
      </text:list-level-style-bullet>
      <text:list-level-style-bullet text:level="10" text:bullet-char="•">
        <style:list-level-properties text:space-before="5.08cm"/>
        <style:text-properties style:font-name="Trebuchet MS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rebuchet MS" fo:color="#000000" fo:font-size="100%"/>
      </text:list-level-style-bullet>
      <text:list-level-style-bullet text:level="3" text:bullet-char="•">
        <style:list-level-properties text:space-before="2.54cm"/>
        <style:text-properties style:font-name="Trebuchet MS" fo:color="#000000" fo:font-size="100%"/>
      </text:list-level-style-bullet>
      <text:list-level-style-bullet text:level="4" text:bullet-char="•">
        <style:list-level-properties text:space-before="3.81cm"/>
        <style:text-properties style:font-name="Trebuchet MS" fo:color="#000000" fo:font-size="100%"/>
      </text:list-level-style-bullet>
      <text:list-level-style-bullet text:level="5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6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7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8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9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10" text:bullet-char="•">
        <style:list-level-properties text:space-before="5.08cm"/>
        <style:text-properties style:font-name="Trebuchet MS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Default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presentation:style-name="Default-title" draw:layer="backgroundobjects" svg:width="26.705cm" svg:height="3.003cm" svg:x="1.891cm" svg:y="2.089cm" presentation:class="title" presentation:placeholder="true">
        <draw:text-box/>
      </draw:frame>
      <draw:frame presentation:style-name="Default-outline1" draw:layer="backgroundobjects" svg:width="26.705cm" svg:height="9.997cm" svg:x="1.891cm" svg:y="6.49cm" presentation:class="outline" presentation:placeholder="true">
        <draw:text-box/>
      </draw:frame>
      <draw:frame draw:style-name="Mgr4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5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6" draw:text-style-name="MP8" draw:layer="backgroundobjects" svg:width="3.206cm" svg:height="3.034cm" svg:x="29.805cm" svg:y="2.09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draw:style-name="Mgr8" draw:text-style-name="MP11" draw:layer="backgroundobjects" svg:width="8.255cm" svg:height="1.274cm" svg:x="-0.001cm" svg:y="0cm" presentation:class="header">
          <draw:text-box>
            <text:p/>
          </draw:text-box>
        </draw:frame>
        <draw:frame draw:style-name="Mgr9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5.24cm" svg:height="8.573cm" svg:x="1.905cm" svg:y="3.174cm" presentation:class="page"/>
        <draw:frame presentation:style-name="Default-notes" draw:layer="backgroundobjects" svg:width="15.24cm" svg:height="10.001cm" svg:x="1.905cm" svg:y="12.223cm" presentation:class="notes" presentation:placeholder="true">
          <draw:text-box/>
        </draw:frame>
        <draw:frame draw:style-name="Mgr10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draw:style-name="Mgr11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4.911cm" svg:height="0.763cm" svg:x="0cm" svg:y="11.787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8.546cm" svg:height="0.772cm" svg:x="25.312cm" svg:y="11.78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12" draw:text-style-name="MP14" draw:layer="backgroundobjects" svg:width="24.911cm" svg:height="4.608cm" svg:x="0cm" svg:y="7.197cm">
        <text:p/>
        <draw:enhanced-geometry svg:viewBox="0 0 21600 21600" draw:type="rectangle" draw:enhanced-path="M 0 0 L 21600 0 21600 21600 0 21600 0 0 Z N"/>
      </draw:custom-shape>
      <draw:custom-shape draw:name="Rectangle 10" draw:style-name="Mgr13" draw:text-style-name="MP15" draw:layer="backgroundobjects" svg:width="8.546cm" svg:height="4.608cm" svg:x="25.312cm" svg:y="7.197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6.705cm" svg:height="3.003cm" svg:x="1.891cm" svg:y="2.089cm" presentation:class="title" presentation:placeholder="true">
        <draw:text-box/>
      </draw:frame>
      <draw:frame presentation:style-name="Title1-outline1" draw:layer="backgroundobjects" svg:width="26.705cm" svg:height="9.997cm" svg:x="1.891cm" svg:y="6.49cm" presentation:class="outline" presentation:placeholder="true">
        <draw:text-box/>
      </draw:frame>
      <draw:frame draw:style-name="Mgr14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15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16" draw:text-style-name="MP8" draw:layer="backgroundobjects" svg:width="3.254cm" svg:height="3.77cm" svg:x="25.709cm" svg:y="7.638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1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2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5.24cm" svg:height="8.573cm" svg:x="1.905cm" svg:y="3.174cm" presentation:class="page"/>
        <draw:frame presentation:style-name="Title1-notes" draw:layer="backgroundobjects" svg:width="15.24cm" svg:height="10.001cm" svg:x="1.905cm" svg:y="12.223cm" presentation:class="notes" presentation:placeholder="true">
          <draw:text-box/>
        </draw:frame>
        <draw:frame presentation:style-name="Mpr3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4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5.472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1cm" svg:x="29.404cm" svg:y="5.47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17" draw:text-style-name="MP16" draw:layer="backgroundobjects" svg:width="28.994cm" svg:height="3.802cm" svg:x="0cm" svg:y="1.693cm">
        <text:p/>
        <draw:enhanced-geometry svg:viewBox="0 0 21600 21600" draw:type="rectangle" draw:enhanced-path="M 0 0 L 21600 0 21600 21600 0 21600 0 0 Z N"/>
      </draw:custom-shape>
      <draw:custom-shape draw:name="Rectangle 10" draw:style-name="Mgr18" draw:text-style-name="MP15" draw:layer="backgroundobjects" svg:width="4.454cm" svg:height="3.802cm" svg:x="29.404cm" svg:y="1.693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6.705cm" svg:height="3.003cm" svg:x="1.891cm" svg:y="2.089cm" presentation:class="title" presentation:placeholder="true">
        <draw:text-box/>
      </draw:frame>
      <draw:frame presentation:style-name="Title2-outline1" draw:layer="backgroundobjects" svg:width="26.705cm" svg:height="9.997cm" svg:x="1.891cm" svg:y="6.49cm" presentation:class="outline" presentation:placeholder="true">
        <draw:text-box/>
      </draw:frame>
      <draw:frame draw:style-name="Mgr19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20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21" draw:text-style-name="MP8" draw:layer="backgroundobjects" svg:width="3.206cm" svg:height="3.034cm" svg:x="29.805cm" svg:y="2.09cm" presentation:class="page-number">
        <draw:text-box>
          <text:list text:style-name="ML1">
            <text:list-header>
              <text:p text:style-name="MP9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6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5.24cm" svg:height="8.573cm" svg:x="1.905cm" svg:y="3.174cm" presentation:class="page"/>
        <draw:frame presentation:style-name="Title2-notes" draw:layer="backgroundobjects" svg:width="15.24cm" svg:height="10.001cm" svg:x="1.905cm" svg:y="12.223cm" presentation:class="notes" presentation:placeholder="true">
          <draw:text-box/>
        </draw:frame>
        <draw:frame presentation:style-name="Mpr7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8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5cm" svg:x="0cm" svg:y="11.351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1cm" svg:x="29.404cm" svg:y="11.355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22" draw:text-style-name="MP14" draw:layer="backgroundobjects" svg:width="28.994cm" svg:height="3.802cm" svg:x="0cm" svg:y="7.571cm">
        <text:p/>
        <draw:enhanced-geometry svg:viewBox="0 0 21600 21600" draw:type="rectangle" draw:enhanced-path="M 0 0 L 21600 0 21600 21600 0 21600 0 0 Z N"/>
      </draw:custom-shape>
      <draw:custom-shape draw:name="Rectangle 10" draw:style-name="Mgr23" draw:text-style-name="MP17" draw:layer="backgroundobjects" svg:width="4.454cm" svg:height="3.802cm" svg:x="29.404cm" svg:y="7.571cm">
        <text:p/>
        <draw:enhanced-geometry svg:viewBox="0 0 21600 21600" draw:type="rectangle" draw:enhanced-path="M 0 0 L 21600 0 21600 21600 0 21600 0 0 Z N"/>
      </draw:custom-shape>
      <draw:frame presentation:style-name="Title3-title" draw:layer="backgroundobjects" svg:width="26.705cm" svg:height="3.003cm" svg:x="1.891cm" svg:y="2.089cm" presentation:class="title" presentation:placeholder="true">
        <draw:text-box/>
      </draw:frame>
      <draw:frame presentation:style-name="Title3-outline1" draw:layer="backgroundobjects" svg:width="26.705cm" svg:height="9.997cm" svg:x="1.891cm" svg:y="6.49cm" presentation:class="outline" presentation:placeholder="true">
        <draw:text-box/>
      </draw:frame>
      <draw:frame draw:style-name="Mgr24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25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26" draw:text-style-name="MP8" draw:layer="backgroundobjects" svg:width="3.206cm" svg:height="3.029cm" svg:x="29.805cm" svg:y="7.972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9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10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5.24cm" svg:height="8.573cm" svg:x="1.905cm" svg:y="3.174cm" presentation:class="page"/>
        <draw:frame presentation:style-name="Title3-notes" draw:layer="backgroundobjects" svg:width="15.24cm" svg:height="10.001cm" svg:x="1.905cm" svg:y="12.223cm" presentation:class="notes" presentation:placeholder="true">
          <draw:text-box/>
        </draw:frame>
        <draw:frame presentation:style-name="Mpr11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12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5.472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1cm" svg:x="29.404cm" svg:y="5.47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22" draw:text-style-name="MP14" draw:layer="backgroundobjects" svg:width="28.994cm" svg:height="3.802cm" svg:x="0cm" svg:y="1.693cm">
        <text:p/>
        <draw:enhanced-geometry svg:viewBox="0 0 21600 21600" draw:type="rectangle" draw:enhanced-path="M 0 0 L 21600 0 21600 21600 0 21600 0 0 Z N"/>
      </draw:custom-shape>
      <draw:custom-shape draw:name="Rectangle 10" draw:style-name="Mgr23" draw:text-style-name="MP17" draw:layer="backgroundobjects" svg:width="4.454cm" svg:height="3.802cm" svg:x="29.404cm" svg:y="1.693cm">
        <text:p/>
        <draw:enhanced-geometry svg:viewBox="0 0 21600 21600" draw:type="rectangle" draw:enhanced-path="M 0 0 L 21600 0 21600 21600 0 21600 0 0 Z N"/>
      </draw:custom-shape>
      <draw:frame presentation:style-name="Title4-title" draw:layer="backgroundobjects" svg:width="26.705cm" svg:height="3.003cm" svg:x="1.891cm" svg:y="2.089cm" presentation:class="title" presentation:placeholder="true">
        <draw:text-box/>
      </draw:frame>
      <draw:frame presentation:style-name="Title4-outline1" draw:layer="backgroundobjects" svg:width="26.705cm" svg:height="9.997cm" svg:x="1.891cm" svg:y="6.49cm" presentation:class="outline" presentation:placeholder="true">
        <draw:text-box/>
      </draw:frame>
      <draw:frame draw:style-name="Mgr27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28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29" draw:text-style-name="MP8" draw:layer="backgroundobjects" svg:width="3.206cm" svg:height="3.034cm" svg:x="29.805cm" svg:y="2.09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13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14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5.24cm" svg:height="8.573cm" svg:x="1.905cm" svg:y="3.174cm" presentation:class="page"/>
        <draw:frame presentation:style-name="Title4-notes" draw:layer="backgroundobjects" svg:width="15.24cm" svg:height="10.001cm" svg:x="1.905cm" svg:y="12.223cm" presentation:class="notes" presentation:placeholder="true">
          <draw:text-box/>
        </draw:frame>
        <draw:frame presentation:style-name="Mpr15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16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5.472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1cm" svg:x="29.404cm" svg:y="5.47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22" draw:text-style-name="MP14" draw:layer="backgroundobjects" svg:width="28.994cm" svg:height="3.802cm" svg:x="0cm" svg:y="1.693cm">
        <text:p/>
        <draw:enhanced-geometry svg:viewBox="0 0 21600 21600" draw:type="rectangle" draw:enhanced-path="M 0 0 L 21600 0 21600 21600 0 21600 0 0 Z N"/>
      </draw:custom-shape>
      <draw:custom-shape draw:name="Rectangle 10" draw:style-name="Mgr23" draw:text-style-name="MP17" draw:layer="backgroundobjects" svg:width="4.454cm" svg:height="3.802cm" svg:x="29.404cm" svg:y="1.693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26.705cm" svg:height="3.003cm" svg:x="1.891cm" svg:y="2.089cm" presentation:class="title" presentation:placeholder="true">
        <draw:text-box/>
      </draw:frame>
      <draw:frame presentation:style-name="Title5-outline1" draw:layer="backgroundobjects" svg:width="26.705cm" svg:height="9.997cm" svg:x="1.891cm" svg:y="6.49cm" presentation:class="outline" presentation:placeholder="true">
        <draw:text-box/>
      </draw:frame>
      <draw:frame draw:style-name="Mgr30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31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32" draw:text-style-name="MP8" draw:layer="backgroundobjects" svg:width="3.206cm" svg:height="3.034cm" svg:x="29.805cm" svg:y="2.09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17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18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5.24cm" svg:height="8.573cm" svg:x="1.905cm" svg:y="3.174cm" presentation:class="page"/>
        <draw:frame presentation:style-name="Title5-notes" draw:layer="backgroundobjects" svg:width="15.24cm" svg:height="10.001cm" svg:x="1.905cm" svg:y="12.223cm" presentation:class="notes" presentation:placeholder="true">
          <draw:text-box/>
        </draw:frame>
        <draw:frame presentation:style-name="Mpr19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20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5.472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1cm" svg:x="29.404cm" svg:y="5.47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22" draw:text-style-name="MP14" draw:layer="backgroundobjects" svg:width="28.994cm" svg:height="3.802cm" svg:x="0cm" svg:y="1.693cm">
        <text:p/>
        <draw:enhanced-geometry svg:viewBox="0 0 21600 21600" draw:type="rectangle" draw:enhanced-path="M 0 0 L 21600 0 21600 21600 0 21600 0 0 Z N"/>
      </draw:custom-shape>
      <draw:custom-shape draw:name="Rectangle 10" draw:style-name="Mgr23" draw:text-style-name="MP17" draw:layer="backgroundobjects" svg:width="4.454cm" svg:height="3.802cm" svg:x="29.404cm" svg:y="1.693cm">
        <text:p/>
        <draw:enhanced-geometry svg:viewBox="0 0 21600 21600" draw:type="rectangle" draw:enhanced-path="M 0 0 L 21600 0 21600 21600 0 21600 0 0 Z N"/>
      </draw:custom-shape>
      <draw:frame presentation:style-name="Title6-title" draw:layer="backgroundobjects" svg:width="26.705cm" svg:height="3.003cm" svg:x="1.891cm" svg:y="2.089cm" presentation:class="title" presentation:placeholder="true">
        <draw:text-box/>
      </draw:frame>
      <draw:frame presentation:style-name="Title6-outline1" draw:layer="backgroundobjects" svg:width="26.705cm" svg:height="9.997cm" svg:x="1.891cm" svg:y="6.49cm" presentation:class="outline" presentation:placeholder="true">
        <draw:text-box/>
      </draw:frame>
      <draw:frame draw:style-name="Mgr33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34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35" draw:text-style-name="MP8" draw:layer="backgroundobjects" svg:width="3.206cm" svg:height="3.034cm" svg:x="29.805cm" svg:y="2.09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21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22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6-title" draw:layer="backgroundobjects" svg:width="15.24cm" svg:height="8.573cm" svg:x="1.905cm" svg:y="3.174cm" presentation:class="page"/>
        <draw:frame presentation:style-name="Title6-notes" draw:layer="backgroundobjects" svg:width="15.24cm" svg:height="10.001cm" svg:x="1.905cm" svg:y="12.223cm" presentation:class="notes" presentation:placeholder="true">
          <draw:text-box/>
        </draw:frame>
        <draw:frame presentation:style-name="Mpr23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24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4.454cm" svg:height="0.401cm" svg:x="29.404cm" svg:y="5.47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8" draw:style-name="Mgr23" draw:text-style-name="MP17" draw:layer="backgroundobjects" svg:width="4.454cm" svg:height="3.802cm" svg:x="29.404cm" svg:y="1.693cm">
        <text:p/>
        <draw:enhanced-geometry svg:viewBox="0 0 21600 21600" draw:type="rectangle" draw:enhanced-path="M 0 0 L 21600 0 21600 21600 0 21600 0 0 Z N"/>
      </draw:custom-shape>
      <draw:frame presentation:style-name="Title7-title" draw:layer="backgroundobjects" svg:width="26.705cm" svg:height="3.003cm" svg:x="1.891cm" svg:y="2.089cm" presentation:class="title" presentation:placeholder="true">
        <draw:text-box/>
      </draw:frame>
      <draw:frame presentation:style-name="Title7-outline1" draw:layer="backgroundobjects" svg:width="26.705cm" svg:height="9.997cm" svg:x="1.891cm" svg:y="6.49cm" presentation:class="outline" presentation:placeholder="true">
        <draw:text-box/>
      </draw:frame>
      <draw:frame draw:style-name="Mgr36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37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38" draw:text-style-name="MP8" draw:layer="backgroundobjects" svg:width="3.206cm" svg:height="3.034cm" svg:x="29.805cm" svg:y="2.09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25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26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7-title" draw:layer="backgroundobjects" svg:width="15.24cm" svg:height="8.573cm" svg:x="1.905cm" svg:y="3.174cm" presentation:class="page"/>
        <draw:frame presentation:style-name="Title7-notes" draw:layer="backgroundobjects" svg:width="15.24cm" svg:height="10.001cm" svg:x="1.905cm" svg:y="12.223cm" presentation:class="notes" presentation:placeholder="true">
          <draw:text-box/>
        </draw:frame>
        <draw:frame presentation:style-name="Mpr27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28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5.472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1cm" svg:x="29.404cm" svg:y="5.47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22" draw:text-style-name="MP14" draw:layer="backgroundobjects" svg:width="28.994cm" svg:height="3.802cm" svg:x="0cm" svg:y="1.693cm">
        <text:p/>
        <draw:enhanced-geometry svg:viewBox="0 0 21600 21600" draw:type="rectangle" draw:enhanced-path="M 0 0 L 21600 0 21600 21600 0 21600 0 0 Z N"/>
      </draw:custom-shape>
      <draw:custom-shape draw:name="Rectangle 10" draw:style-name="Mgr23" draw:text-style-name="MP17" draw:layer="backgroundobjects" svg:width="4.454cm" svg:height="3.802cm" svg:x="29.404cm" svg:y="1.693cm">
        <text:p/>
        <draw:enhanced-geometry svg:viewBox="0 0 21600 21600" draw:type="rectangle" draw:enhanced-path="M 0 0 L 21600 0 21600 21600 0 21600 0 0 Z N"/>
      </draw:custom-shape>
      <draw:frame presentation:style-name="Title8-title" draw:layer="backgroundobjects" svg:width="26.705cm" svg:height="3.003cm" svg:x="1.891cm" svg:y="2.089cm" presentation:class="title" presentation:placeholder="true">
        <draw:text-box/>
      </draw:frame>
      <draw:frame presentation:style-name="Title8-outline1" draw:layer="backgroundobjects" svg:width="26.705cm" svg:height="9.997cm" svg:x="1.891cm" svg:y="6.49cm" presentation:class="outline" presentation:placeholder="true">
        <draw:text-box/>
      </draw:frame>
      <draw:frame draw:style-name="Mgr39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40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41" draw:text-style-name="MP8" draw:layer="backgroundobjects" svg:width="3.206cm" svg:height="3.034cm" svg:x="29.805cm" svg:y="2.09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29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30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8-title" draw:layer="backgroundobjects" svg:width="15.24cm" svg:height="8.573cm" svg:x="1.905cm" svg:y="3.174cm" presentation:class="page"/>
        <draw:frame presentation:style-name="Title8-notes" draw:layer="backgroundobjects" svg:width="15.24cm" svg:height="10.001cm" svg:x="1.905cm" svg:y="12.223cm" presentation:class="notes" presentation:placeholder="true">
          <draw:text-box/>
        </draw:frame>
        <draw:frame presentation:style-name="Mpr31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32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5.472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1cm" svg:x="29.404cm" svg:y="5.47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22" draw:text-style-name="MP14" draw:layer="backgroundobjects" svg:width="28.994cm" svg:height="3.802cm" svg:x="0cm" svg:y="1.693cm">
        <text:p/>
        <draw:enhanced-geometry svg:viewBox="0 0 21600 21600" draw:type="rectangle" draw:enhanced-path="M 0 0 L 21600 0 21600 21600 0 21600 0 0 Z N"/>
      </draw:custom-shape>
      <draw:custom-shape draw:name="Rectangle 10" draw:style-name="Mgr23" draw:text-style-name="MP17" draw:layer="backgroundobjects" svg:width="4.454cm" svg:height="3.802cm" svg:x="29.404cm" svg:y="1.693cm">
        <text:p/>
        <draw:enhanced-geometry svg:viewBox="0 0 21600 21600" draw:type="rectangle" draw:enhanced-path="M 0 0 L 21600 0 21600 21600 0 21600 0 0 Z N"/>
      </draw:custom-shape>
      <draw:frame presentation:style-name="Title9-title" draw:layer="backgroundobjects" svg:width="26.705cm" svg:height="3.003cm" svg:x="1.891cm" svg:y="2.089cm" presentation:class="title" presentation:placeholder="true">
        <draw:text-box/>
      </draw:frame>
      <draw:frame presentation:style-name="Title9-outline1" draw:layer="backgroundobjects" svg:width="26.705cm" svg:height="9.997cm" svg:x="1.891cm" svg:y="6.49cm" presentation:class="outline" presentation:placeholder="true">
        <draw:text-box/>
      </draw:frame>
      <draw:frame draw:style-name="Mgr42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43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44" draw:text-style-name="MP8" draw:layer="backgroundobjects" svg:width="3.206cm" svg:height="3.034cm" svg:x="29.805cm" svg:y="2.09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33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34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9-title" draw:layer="backgroundobjects" svg:width="15.24cm" svg:height="8.573cm" svg:x="1.905cm" svg:y="3.174cm" presentation:class="page"/>
        <draw:frame presentation:style-name="Title9-notes" draw:layer="backgroundobjects" svg:width="15.24cm" svg:height="10.001cm" svg:x="1.905cm" svg:y="12.223cm" presentation:class="notes" presentation:placeholder="true">
          <draw:text-box/>
        </draw:frame>
        <draw:frame presentation:style-name="Mpr35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36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16.47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2cm" svg:x="29.404cm" svg:y="16.4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45" draw:text-style-name="MP14" draw:layer="backgroundobjects" svg:width="28.994cm" svg:height="3.801cm" svg:x="0cm" svg:y="12.687cm">
        <text:p/>
        <draw:enhanced-geometry svg:viewBox="0 0 21600 21600" draw:type="rectangle" draw:enhanced-path="M 0 0 L 21600 0 21600 21600 0 21600 0 0 Z N"/>
      </draw:custom-shape>
      <draw:custom-shape draw:name="Rectangle 10" draw:style-name="Mgr46" draw:text-style-name="MP17" draw:layer="backgroundobjects" svg:width="4.454cm" svg:height="3.801cm" svg:x="29.404cm" svg:y="12.687cm">
        <text:p/>
        <draw:enhanced-geometry svg:viewBox="0 0 21600 21600" draw:type="rectangle" draw:enhanced-path="M 0 0 L 21600 0 21600 21600 0 21600 0 0 Z N"/>
      </draw:custom-shape>
      <draw:frame presentation:style-name="Title10-title" draw:layer="backgroundobjects" svg:width="26.705cm" svg:height="3.003cm" svg:x="1.891cm" svg:y="2.089cm" presentation:class="title" presentation:placeholder="true">
        <draw:text-box/>
      </draw:frame>
      <draw:frame presentation:style-name="Title10-outline1" draw:layer="backgroundobjects" svg:width="26.705cm" svg:height="9.997cm" svg:x="1.891cm" svg:y="6.49cm" presentation:class="outline" presentation:placeholder="true">
        <draw:text-box/>
      </draw:frame>
      <draw:frame draw:style-name="Mgr47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48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49" draw:text-style-name="MP8" draw:layer="backgroundobjects" svg:width="3.206cm" svg:height="3.03cm" svg:x="29.805cm" svg:y="13.088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37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38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10-title" draw:layer="backgroundobjects" svg:width="15.24cm" svg:height="8.573cm" svg:x="1.905cm" svg:y="3.174cm" presentation:class="page"/>
        <draw:frame presentation:style-name="Title10-notes" draw:layer="backgroundobjects" svg:width="15.24cm" svg:height="10.001cm" svg:x="1.905cm" svg:y="12.223cm" presentation:class="notes" presentation:placeholder="true">
          <draw:text-box/>
        </draw:frame>
        <draw:frame presentation:style-name="Mpr39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40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16.47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2cm" svg:x="29.404cm" svg:y="16.4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45" draw:text-style-name="MP14" draw:layer="backgroundobjects" svg:width="28.994cm" svg:height="3.801cm" svg:x="0cm" svg:y="12.687cm">
        <text:p/>
        <draw:enhanced-geometry svg:viewBox="0 0 21600 21600" draw:type="rectangle" draw:enhanced-path="M 0 0 L 21600 0 21600 21600 0 21600 0 0 Z N"/>
      </draw:custom-shape>
      <draw:custom-shape draw:name="Rectangle 10" draw:style-name="Mgr46" draw:text-style-name="MP17" draw:layer="backgroundobjects" svg:width="4.454cm" svg:height="3.801cm" svg:x="29.404cm" svg:y="12.687cm">
        <text:p/>
        <draw:enhanced-geometry svg:viewBox="0 0 21600 21600" draw:type="rectangle" draw:enhanced-path="M 0 0 L 21600 0 21600 21600 0 21600 0 0 Z N"/>
      </draw:custom-shape>
      <draw:frame presentation:style-name="Title11-title" draw:layer="backgroundobjects" svg:width="26.705cm" svg:height="3.003cm" svg:x="1.891cm" svg:y="2.089cm" presentation:class="title" presentation:placeholder="true">
        <draw:text-box/>
      </draw:frame>
      <draw:frame presentation:style-name="Title11-outline1" draw:layer="backgroundobjects" svg:width="26.705cm" svg:height="9.997cm" svg:x="1.891cm" svg:y="6.49cm" presentation:class="outline" presentation:placeholder="true">
        <draw:text-box/>
      </draw:frame>
      <draw:frame draw:style-name="Mgr50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51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52" draw:text-style-name="MP8" draw:layer="backgroundobjects" svg:width="3.206cm" svg:height="3.03cm" svg:x="29.805cm" svg:y="13.088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41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42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11-title" draw:layer="backgroundobjects" svg:width="15.24cm" svg:height="8.573cm" svg:x="1.905cm" svg:y="3.174cm" presentation:class="page"/>
        <draw:frame presentation:style-name="Title11-notes" draw:layer="backgroundobjects" svg:width="15.24cm" svg:height="10.001cm" svg:x="1.905cm" svg:y="12.223cm" presentation:class="notes" presentation:placeholder="true">
          <draw:text-box/>
        </draw:frame>
        <draw:frame presentation:style-name="Mpr43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44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16.47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2cm" svg:x="29.404cm" svg:y="16.4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45" draw:text-style-name="MP14" draw:layer="backgroundobjects" svg:width="28.994cm" svg:height="3.801cm" svg:x="0cm" svg:y="12.687cm">
        <text:p/>
        <draw:enhanced-geometry svg:viewBox="0 0 21600 21600" draw:type="rectangle" draw:enhanced-path="M 0 0 L 21600 0 21600 21600 0 21600 0 0 Z N"/>
      </draw:custom-shape>
      <draw:custom-shape draw:name="Rectangle 10" draw:style-name="Mgr46" draw:text-style-name="MP17" draw:layer="backgroundobjects" svg:width="4.454cm" svg:height="3.801cm" svg:x="29.404cm" svg:y="12.687cm">
        <text:p/>
        <draw:enhanced-geometry svg:viewBox="0 0 21600 21600" draw:type="rectangle" draw:enhanced-path="M 0 0 L 21600 0 21600 21600 0 21600 0 0 Z N"/>
      </draw:custom-shape>
      <draw:custom-shape draw:name="TextBox 11" draw:style-name="Mgr53" draw:text-style-name="MP19" draw:layer="backgroundobjects" svg:width="1.693cm" svg:height="1.627cm" svg:x="1.623cm" svg:y="2.077cm">
        <text:list text:style-name="ML1">
          <text:list-header>
            <text:p text:style-name="MP18"><text:span text:style-name="MT6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2" draw:style-name="Mgr54" draw:text-style-name="MP21" draw:layer="backgroundobjects" svg:width="1.693cm" svg:height="1.623cm" svg:x="26.842cm" svg:y="8.427cm">
        <text:list text:style-name="ML1">
          <text:list-header>
            <text:p text:style-name="MP20"><text:span text:style-name="MT6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2-title" draw:layer="backgroundobjects" svg:width="26.705cm" svg:height="3.003cm" svg:x="1.891cm" svg:y="2.089cm" presentation:class="title" presentation:placeholder="true">
        <draw:text-box/>
      </draw:frame>
      <draw:frame presentation:style-name="Title12-outline1" draw:layer="backgroundobjects" svg:width="26.705cm" svg:height="9.997cm" svg:x="1.891cm" svg:y="6.49cm" presentation:class="outline" presentation:placeholder="true">
        <draw:text-box/>
      </draw:frame>
      <draw:frame draw:style-name="Mgr55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56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57" draw:text-style-name="MP8" draw:layer="backgroundobjects" svg:width="3.206cm" svg:height="3.029cm" svg:x="29.805cm" svg:y="13.083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45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46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12-title" draw:layer="backgroundobjects" svg:width="15.24cm" svg:height="8.573cm" svg:x="1.905cm" svg:y="3.174cm" presentation:class="page"/>
        <draw:frame presentation:style-name="Title12-notes" draw:layer="backgroundobjects" svg:width="15.24cm" svg:height="10.001cm" svg:x="1.905cm" svg:y="12.223cm" presentation:class="notes" presentation:placeholder="true">
          <draw:text-box/>
        </draw:frame>
        <draw:frame presentation:style-name="Mpr47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48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16.47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2cm" svg:x="29.404cm" svg:y="16.4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45" draw:text-style-name="MP14" draw:layer="backgroundobjects" svg:width="28.994cm" svg:height="3.801cm" svg:x="0cm" svg:y="12.687cm">
        <text:p/>
        <draw:enhanced-geometry svg:viewBox="0 0 21600 21600" draw:type="rectangle" draw:enhanced-path="M 0 0 L 21600 0 21600 21600 0 21600 0 0 Z N"/>
      </draw:custom-shape>
      <draw:custom-shape draw:name="Rectangle 10" draw:style-name="Mgr46" draw:text-style-name="MP17" draw:layer="backgroundobjects" svg:width="4.454cm" svg:height="3.801cm" svg:x="29.404cm" svg:y="12.687cm">
        <text:p/>
        <draw:enhanced-geometry svg:viewBox="0 0 21600 21600" draw:type="rectangle" draw:enhanced-path="M 0 0 L 21600 0 21600 21600 0 21600 0 0 Z N"/>
      </draw:custom-shape>
      <draw:frame presentation:style-name="Title13-title" draw:layer="backgroundobjects" svg:width="26.705cm" svg:height="3.003cm" svg:x="1.891cm" svg:y="2.089cm" presentation:class="title" presentation:placeholder="true">
        <draw:text-box/>
      </draw:frame>
      <draw:frame presentation:style-name="Title13-outline1" draw:layer="backgroundobjects" svg:width="26.705cm" svg:height="9.997cm" svg:x="1.891cm" svg:y="6.49cm" presentation:class="outline" presentation:placeholder="true">
        <draw:text-box/>
      </draw:frame>
      <draw:frame draw:style-name="Mgr58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59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60" draw:text-style-name="MP8" draw:layer="backgroundobjects" svg:width="3.206cm" svg:height="3.029cm" svg:x="29.805cm" svg:y="13.083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49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50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13-title" draw:layer="backgroundobjects" svg:width="15.24cm" svg:height="8.573cm" svg:x="1.905cm" svg:y="3.174cm" presentation:class="page"/>
        <draw:frame presentation:style-name="Title13-notes" draw:layer="backgroundobjects" svg:width="15.24cm" svg:height="10.001cm" svg:x="1.905cm" svg:y="12.223cm" presentation:class="notes" presentation:placeholder="true">
          <draw:text-box/>
        </draw:frame>
        <draw:frame presentation:style-name="Mpr51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52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5.472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1cm" svg:x="29.404cm" svg:y="5.47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22" draw:text-style-name="MP14" draw:layer="backgroundobjects" svg:width="28.994cm" svg:height="3.802cm" svg:x="0cm" svg:y="1.693cm">
        <text:p/>
        <draw:enhanced-geometry svg:viewBox="0 0 21600 21600" draw:type="rectangle" draw:enhanced-path="M 0 0 L 21600 0 21600 21600 0 21600 0 0 Z N"/>
      </draw:custom-shape>
      <draw:custom-shape draw:name="Rectangle 10" draw:style-name="Mgr23" draw:text-style-name="MP17" draw:layer="backgroundobjects" svg:width="4.454cm" svg:height="3.802cm" svg:x="29.404cm" svg:y="1.693cm">
        <text:p/>
        <draw:enhanced-geometry svg:viewBox="0 0 21600 21600" draw:type="rectangle" draw:enhanced-path="M 0 0 L 21600 0 21600 21600 0 21600 0 0 Z N"/>
      </draw:custom-shape>
      <draw:frame presentation:style-name="Title14-title" draw:layer="backgroundobjects" svg:width="26.705cm" svg:height="3.003cm" svg:x="1.891cm" svg:y="2.089cm" presentation:class="title" presentation:placeholder="true">
        <draw:text-box/>
      </draw:frame>
      <draw:frame presentation:style-name="Title14-outline1" draw:layer="backgroundobjects" svg:width="26.705cm" svg:height="9.997cm" svg:x="1.891cm" svg:y="6.49cm" presentation:class="outline" presentation:placeholder="true">
        <draw:text-box/>
      </draw:frame>
      <draw:frame draw:style-name="Mgr61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62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63" draw:text-style-name="MP8" draw:layer="backgroundobjects" svg:width="3.206cm" svg:height="3.034cm" svg:x="29.805cm" svg:y="2.09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53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54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14-title" draw:layer="backgroundobjects" svg:width="15.24cm" svg:height="8.573cm" svg:x="1.905cm" svg:y="3.174cm" presentation:class="page"/>
        <draw:frame presentation:style-name="Title14-notes" draw:layer="backgroundobjects" svg:width="15.24cm" svg:height="10.001cm" svg:x="1.905cm" svg:y="12.223cm" presentation:class="notes" presentation:placeholder="true">
          <draw:text-box/>
        </draw:frame>
        <draw:frame presentation:style-name="Mpr55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56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5.472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1cm" svg:x="29.404cm" svg:y="5.47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22" draw:text-style-name="MP14" draw:layer="backgroundobjects" svg:width="28.994cm" svg:height="3.802cm" svg:x="0cm" svg:y="1.693cm">
        <text:p/>
        <draw:enhanced-geometry svg:viewBox="0 0 21600 21600" draw:type="rectangle" draw:enhanced-path="M 0 0 L 21600 0 21600 21600 0 21600 0 0 Z N"/>
      </draw:custom-shape>
      <draw:custom-shape draw:name="Rectangle 10" draw:style-name="Mgr23" draw:text-style-name="MP17" draw:layer="backgroundobjects" svg:width="4.454cm" svg:height="3.802cm" svg:x="29.404cm" svg:y="1.693cm">
        <text:p/>
        <draw:enhanced-geometry svg:viewBox="0 0 21600 21600" draw:type="rectangle" draw:enhanced-path="M 0 0 L 21600 0 21600 21600 0 21600 0 0 Z N"/>
      </draw:custom-shape>
      <draw:frame presentation:style-name="Title15-title" draw:layer="backgroundobjects" svg:width="26.705cm" svg:height="3.003cm" svg:x="1.891cm" svg:y="2.089cm" presentation:class="title" presentation:placeholder="true">
        <draw:text-box/>
      </draw:frame>
      <draw:frame presentation:style-name="Title15-outline1" draw:layer="backgroundobjects" svg:width="26.705cm" svg:height="9.997cm" svg:x="1.891cm" svg:y="6.49cm" presentation:class="outline" presentation:placeholder="true">
        <draw:text-box/>
      </draw:frame>
      <draw:frame draw:style-name="Mgr64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65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66" draw:text-style-name="MP8" draw:layer="backgroundobjects" svg:width="3.206cm" svg:height="3.034cm" svg:x="29.805cm" svg:y="2.09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57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58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15-title" draw:layer="backgroundobjects" svg:width="15.24cm" svg:height="8.573cm" svg:x="1.905cm" svg:y="3.174cm" presentation:class="page"/>
        <draw:frame presentation:style-name="Title15-notes" draw:layer="backgroundobjects" svg:width="15.24cm" svg:height="10.001cm" svg:x="1.905cm" svg:y="12.223cm" presentation:class="notes" presentation:placeholder="true">
          <draw:text-box/>
        </draw:frame>
        <draw:frame presentation:style-name="Mpr59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60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6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5.472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1cm" svg:x="29.404cm" svg:y="5.47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22" draw:text-style-name="MP14" draw:layer="backgroundobjects" svg:width="28.994cm" svg:height="3.802cm" svg:x="0cm" svg:y="1.693cm">
        <text:p/>
        <draw:enhanced-geometry svg:viewBox="0 0 21600 21600" draw:type="rectangle" draw:enhanced-path="M 0 0 L 21600 0 21600 21600 0 21600 0 0 Z N"/>
      </draw:custom-shape>
      <draw:custom-shape draw:name="Rectangle 10" draw:style-name="Mgr23" draw:text-style-name="MP17" draw:layer="backgroundobjects" svg:width="4.454cm" svg:height="3.802cm" svg:x="29.404cm" svg:y="1.693cm">
        <text:p/>
        <draw:enhanced-geometry svg:viewBox="0 0 21600 21600" draw:type="rectangle" draw:enhanced-path="M 0 0 L 21600 0 21600 21600 0 21600 0 0 Z N"/>
      </draw:custom-shape>
      <draw:frame presentation:style-name="Title16-title" draw:layer="backgroundobjects" svg:width="26.705cm" svg:height="3.003cm" svg:x="1.891cm" svg:y="2.089cm" presentation:class="title" presentation:placeholder="true">
        <draw:text-box/>
      </draw:frame>
      <draw:frame presentation:style-name="Title16-outline1" draw:layer="backgroundobjects" svg:width="26.705cm" svg:height="9.997cm" svg:x="1.891cm" svg:y="6.49cm" presentation:class="outline" presentation:placeholder="true">
        <draw:text-box/>
      </draw:frame>
      <draw:frame draw:style-name="Mgr67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68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69" draw:text-style-name="MP8" draw:layer="backgroundobjects" svg:width="3.206cm" svg:height="3.034cm" svg:x="29.805cm" svg:y="2.09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61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62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16-title" draw:layer="backgroundobjects" svg:width="15.24cm" svg:height="8.573cm" svg:x="1.905cm" svg:y="3.174cm" presentation:class="page"/>
        <draw:frame presentation:style-name="Title16-notes" draw:layer="backgroundobjects" svg:width="15.24cm" svg:height="10.001cm" svg:x="1.905cm" svg:y="12.223cm" presentation:class="notes" presentation:placeholder="true">
          <draw:text-box/>
        </draw:frame>
        <draw:frame presentation:style-name="Mpr63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64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7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custom-shape draw:name="Rectangle 7" draw:style-name="Mgr70" draw:text-style-name="MP14" draw:layer="backgroundobjects" svg:width="14.186cm" svg:height="3.801cm" draw:transform="rotate (-1.5707963267949) translate (31.537cm 0cm)">
        <text:p/>
        <draw:enhanced-geometry svg:viewBox="0 0 21600 21600" draw:type="rectangle" draw:enhanced-path="M 0 0 L 21600 0 21600 21600 0 21600 0 0 Z N"/>
      </draw:custom-shape>
      <draw:custom-shape draw:name="Rectangle 8" draw:style-name="Mgr46" draw:text-style-name="MP17" draw:layer="backgroundobjects" svg:width="4.454cm" svg:height="3.801cm" draw:transform="rotate (-1.5707963267949) translate (31.537cm 14.596cm)">
        <text:p/>
        <draw:enhanced-geometry svg:viewBox="0 0 21600 21600" draw:type="rectangle" draw:enhanced-path="M 0 0 L 21600 0 21600 21600 0 21600 0 0 Z N"/>
      </draw:custom-shape>
      <draw:frame presentation:style-name="Title17-title" draw:layer="backgroundobjects" svg:width="26.705cm" svg:height="3.003cm" svg:x="1.891cm" svg:y="2.089cm" presentation:class="title" presentation:placeholder="true">
        <draw:text-box/>
      </draw:frame>
      <draw:frame presentation:style-name="Title17-outline1" draw:layer="backgroundobjects" svg:width="26.705cm" svg:height="9.997cm" svg:x="1.891cm" svg:y="6.49cm" presentation:class="outline" presentation:placeholder="true">
        <draw:text-box/>
      </draw:frame>
      <draw:frame draw:style-name="Mgr71" draw:text-style-name="MP7" draw:layer="backgroundobjects" svg:width="7.62cm" svg:height="1.014cm" svg:x="18.909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72" draw:text-style-name="MP8" draw:layer="backgroundobjects" svg:width="17.017cm" svg:height="1.014cm" svg:x="1.891cm" svg:y="16.488cm" presentation:class="footer">
        <draw:text-box>
          <text:p/>
        </draw:text-box>
      </draw:frame>
      <draw:frame draw:style-name="Mgr73" draw:text-style-name="MP23" draw:layer="backgroundobjects" svg:width="3.206cm" svg:height="3.03cm" svg:x="28.05cm" svg:y="14.997cm" presentation:class="page-number">
        <draw:text-box>
          <text:list text:style-name="ML1">
            <text:list-header>
              <text:p text:style-name="MP22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65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66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17-title" draw:layer="backgroundobjects" svg:width="15.24cm" svg:height="8.573cm" svg:x="1.905cm" svg:y="3.174cm" presentation:class="page"/>
        <draw:frame presentation:style-name="Title17-notes" draw:layer="backgroundobjects" svg:width="15.24cm" svg:height="10.001cm" svg:x="1.905cm" svg:y="12.223cm" presentation:class="notes" presentation:placeholder="true">
          <draw:text-box/>
        </draw:frame>
        <draw:frame presentation:style-name="Mpr67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68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Your Startup Pitch</dc:title>
    <meta:initial-creator>Andreas Ramos</meta:initial-creator>
    <meta:creation-date>2016-11-27T21:59:49.386078900</meta:creation-date>
    <dc:date>2018-03-27T11:10:11.298000000</dc:date>
    <meta:editing-cycles>38</meta:editing-cycles>
    <meta:editing-duration>PT5H32M24S</meta:editing-duration>
    <meta:generator>LibreOffice/5.4.5.1$Windows_X86_64 LibreOffice_project/79c9829dd5d8054ec39a82dc51cd9eff340dbee8</meta:generator>
    <meta:document-statistic meta:object-count="361"/>
  </office:meta>
</office:document-meta>
</file>